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472in"/>
    </style:style>
    <style:style style:name="co2" style:family="table-column">
      <style:table-column-properties fo:break-before="auto" style:column-width="3.4799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1.6846in"/>
    </style:style>
    <style:style style:name="co5" style:family="table-column">
      <style:table-column-properties fo:break-before="auto" style:column-width="1.6409in"/>
    </style:style>
    <style:style style:name="co6" style:family="table-column">
      <style:table-column-properties fo:break-before="auto" style:column-width="1.0134in"/>
    </style:style>
    <style:style style:name="co7" style:family="table-column">
      <style:table-column-properties fo:break-before="auto" style:column-width="1.6957in"/>
    </style:style>
    <style:style style:name="co8" style:family="table-column">
      <style:table-column-properties fo:break-before="auto" style:column-width="2.0591in"/>
    </style:style>
    <style:style style:name="co9" style:family="table-column">
      <style:table-column-properties fo:break-before="auto" style:column-width="1.6736in"/>
    </style:style>
    <style:style style:name="co10" style:family="table-column">
      <style:table-column-properties fo:break-before="auto" style:column-width="1.1126in"/>
    </style:style>
    <style:style style:name="co11" style:family="table-column">
      <style:table-column-properties fo:break-before="auto" style:column-width="0.8256in"/>
    </style:style>
    <style:style style:name="co12" style:family="table-column">
      <style:table-column-properties fo:break-before="auto" style:column-width="1.6075in"/>
    </style:style>
    <style:style style:name="co13" style:family="table-column">
      <style:table-column-properties fo:break-before="auto" style:column-width="2.202in"/>
    </style:style>
    <style:style style:name="co14" style:family="table-column">
      <style:table-column-properties fo:break-before="auto" style:column-width="1.5965in"/>
    </style:style>
    <style:style style:name="co15" style:family="table-column">
      <style:table-column-properties fo:break-before="auto" style:column-width="1.83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772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1" style:family="table-cell" style:parent-style-name="Default">
      <style:table-cell-properties fo:background-color="#ffe5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7]))&gt;0)" style:apply-style-name="ConditionalStyle_5f_1" style:base-cell-address="'Cuestionario complejidad morfol'.D7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8]))&gt;0)" style:apply-style-name="ConditionalStyle_5f_1" style:base-cell-address="'Cuestionario complejidad morfol'.D18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8]))&gt;0)" style:apply-style-name="ConditionalStyle_5f_1" style:base-cell-address="'Cuestionario complejidad morfol'.D18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3]))&gt;0)" style:apply-style-name="ConditionalStyle_5f_1" style:base-cell-address="'Cuestionario complejidad morfol'.D23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7]))&gt;0)" style:apply-style-name="ConditionalStyle_5f_1" style:base-cell-address="'Cuestionario complejidad morfol'.H7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8]))&gt;0)" style:apply-style-name="ConditionalStyle_5f_1" style:base-cell-address="'Cuestionario complejidad morfol'.D18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8]))&gt;0)" style:apply-style-name="ConditionalStyle_5f_1" style:base-cell-address="'Cuestionario complejidad morfol'.D18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3]))&gt;0)" style:apply-style-name="ConditionalStyle_5f_1" style:base-cell-address="'Cuestionario complejidad morfol'.H23"/>
    </style:style>
    <style:style style:name="ce15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19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Metadata.D7">
          <table:error-message table:message-type="stop" table:display="true"/>
        </table:content-validation>
        <table:content-validation table:name="val2" table:condition="of:cell-content-is-in-list([$Hoja1.$A$1:.$A$5])" table:allow-empty-cell="true" table:display-list="unsorted" table:base-cell-address="Metadata.D18">
          <table:error-message table:message-type="stop" table:display="true"/>
        </table:content-validation>
        <table:content-validation table:name="val3" table:condition="of:cell-content-is-in-list(&quot;Adj N&quot;;&quot;N Adj&quot;;&quot;ambos&quot;)" table:allow-empty-cell="true" table:display-list="unsorted" table:base-cell-address="Metadata.D28">
          <table:error-message table:message-type="stop" table:display="true"/>
        </table:content-validation>
        <table:content-validation table:name="val4" table:condition="of:cell-content-is-in-list(&quot;GEN N&quot;;&quot;N GEN&quot;;&quot;ambos&quot;)" table:allow-empty-cell="true" table:display-list="unsorted" table:base-cell-address="Metadata.D29">
          <table:error-message table:message-type="stop" table:display="true"/>
        </table:content-validation>
        <table:content-validation table:name="val5" table:condition="of:cell-content-is-in-list(&quot;SOV&quot;;&quot;SVO&quot;;&quot;VOS&quot;;&quot;VSO&quot;;&quot;OVS&quot;;&quot;OSV&quot;;&quot;no hay orden básico&quot;)" table:allow-empty-cell="true" table:display-list="unsorted" table:base-cell-address="Metadata.D30">
          <table:error-message table:message-type="stop" table:display="true"/>
        </table:content-validation>
        <table:content-validation table:name="val6" table:condition="of:cell-content-is-in-list(&quot;1.0&quot;;&quot;2.0&quot;)" table:allow-empty-cell="true" table:display-list="unsorted" table:base-cell-address="Metadata.I2"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2" table:default-cell-style-name="Default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ARACTERISTICA</text:p>
          </table:table-cell>
          <table:table-cell table:style-name="ce1" office:value-type="string" calcext:value-type="string">
            <text:p>indicaciones para el dodificador</text:p>
          </table:table-cell>
          <table:table-cell table:style-name="ce1" office:value-type="string" calcext:value-type="string">
            <text:p>Estado 1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Estado 2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5" table:number-columns-repeated="20"/>
          <table:table-cell table:number-columns-repeated="16353"/>
        </table:table-row>
        <table:table-row table:style-name="ro2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Asai (1936:16)</text:p>
          </table:table-cell>
          <table:table-cell table:style-name="ce2" office:value-type="string" calcext:value-type="string">
            <text:p>Singular, plural exclusivo e inclusivo.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Rau-dong (2006:123)</text:p>
          </table:table-cell>
          <table:table-cell table:style-name="ce2" office:value-type="string" calcext:value-type="string">
            <text:p>Incluye formas libres y ligadas.</text:p>
          </table:table-cell>
          <table:table-cell table:style-name="ce15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Asai (1936:16)</text:p>
          </table:table-cell>
          <table:table-cell table:style-name="ce2" office:value-type="string" calcext:value-type="string">
            <text:p>Dos formas singulares y <text:s/>dos formas plurales.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Rau-dong (2006:123)</text:p>
          </table:table-cell>
          <table:table-cell table:style-name="ce2" office:value-type="string" calcext:value-type="string">
            <text:p>Incluye formas libres y ligadas.</text:p>
          </table:table-cell>
          <table:table-cell table:style-name="ce15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Asai (1936:17)</text:p>
          </table:table-cell>
          <table:table-cell table:style-name="ce2" office:value-type="string" calcext:value-type="string">
            <text:p>Dos singulares, una plural.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Rau-dong (2006:123)</text:p>
          </table:table-cell>
          <table:table-cell table:style-name="ce2" office:value-type="string" calcext:value-type="string">
            <text:p>Incluye formas libres y ligadas.</text:p>
          </table:table-cell>
          <table:table-cell table:style-name="ce15" table:number-columns-repeated="20"/>
          <table:table-cell table:number-columns-repeated="16353"/>
        </table:table-row>
        <table:table-row table:style-name="ro4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casos gramaticales</text:p>
          </table:table-cell>
          <table:table-cell table:style-name="ce2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Asai (1936:16)</text:p>
          </table:table-cell>
          <table:table-cell table:style-name="ce2" office:value-type="string" calcext:value-type="string">
            <text:p>Nominativo, atributivo, locativo. 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Rau-dong (2006:118)</text:p>
          </table:table-cell>
          <table:table-cell table:style-name="ce2" office:value-type="string" calcext:value-type="string">
            <text:p>Locativo, Nominativo, Genitivo y Oblícuo.</text:p>
          </table:table-cell>
          <table:table-cell table:style-name="ce15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demostrativos espaciales</text:p>
          </table:table-cell>
          <table:table-cell table:style-name="ce2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/>
          <table:table-cell table:style-name="ce2"/>
          <table:table-cell table:style-name="ce2" office:value-type="string" calcext:value-type="string">
            <text:p>no hay evidencia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Rau-dong (2006:119)</text:p>
          </table:table-cell>
          <table:table-cell table:style-name="ce2" office:value-type="string" calcext:value-type="string">
            <text:p>Distinciones <text:s/>en función a la distancia del hablante. </text:p>
          </table:table-cell>
          <table:table-cell table:style-name="ce15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numerale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Diferencias entre formas singulares y plurales.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Rau-dong (2006:122)</text:p>
          </table:table-cell>
          <table:table-cell table:style-name="ce2"/>
          <table:table-cell table:style-name="ce15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genitiv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2"/>
          <table:table-cell table:style-name="ce2" office:value-type="string" calcext:value-type="string">
            <text:p>no hay evidencia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2"/>
          <table:table-cell table:style-name="ce2" office:value-type="string" calcext:value-type="string">
            <text:p>no hay evidencia</text:p>
          </table:table-cell>
          <table:table-cell table:style-name="ce15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es nominales / géner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2"/>
          <table:table-cell table:style-name="ce2" office:value-type="string" calcext:value-type="string">
            <text:p>no hay evidencia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2"/>
          <table:table-cell table:style-name="ce2" office:value-type="string" calcext:value-type="string">
            <text:p>no hay evidencia</text:p>
          </table:table-cell>
          <table:table-cell table:style-name="ce15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instrumental de comitativ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6"/>
          <table:table-cell table:style-name="ce2"/>
          <table:table-cell table:style-name="ce2" office:value-type="string" calcext:value-type="string">
            <text:p>no hay evidencia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Rau-dong (2006:92)</text:p>
          </table:table-cell>
          <table:table-cell table:style-name="ce2" office:value-type="string" calcext:value-type="string">
            <text:p>No se menciona al comitativo.</text:p>
          </table:table-cell>
          <table:table-cell table:style-name="ce15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posesion alienable de posesion inalienable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6"/>
          <table:table-cell table:style-name="ce2"/>
          <table:table-cell table:style-name="ce2" office:value-type="string" calcext:value-type="string">
            <text:p>no hay evidencia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Rau-dong (2006:90)</text:p>
          </table:table-cell>
          <table:table-cell table:style-name="ce2"/>
          <table:table-cell table:style-name="ce15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(en) de direccional (a/hacia)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6"/>
          <table:table-cell table:style-name="ce2"/>
          <table:table-cell table:style-name="ce2" office:value-type="string" calcext:value-type="string">
            <text:p>no hay evidencia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Rau-dong (2006:136)</text:p>
          </table:table-cell>
          <table:table-cell table:style-name="ce2"/>
          <table:table-cell table:style-name="ce15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espacial de locativo temporal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6"/>
          <table:table-cell table:style-name="ce2"/>
          <table:table-cell table:style-name="ce2" office:value-type="string" calcext:value-type="string">
            <text:p>no hay evidencia</text:p>
          </table:table-cell>
          <table:table-cell table:style-name="ce11" table:content-validation-name="val1"/>
          <table:table-cell table:style-name="ce2" table:content-validation-name="val6"/>
          <table:table-cell table:style-name="ce2"/>
          <table:table-cell table:style-name="ce2" office:value-type="string" calcext:value-type="string">
            <text:p>En todas las meciones al locativo, no se hace referencia al matiz temporal.</text:p>
          </table:table-cell>
          <table:table-cell table:style-name="ce15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s dos objetos de una construccion ditransitiva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6"/>
          <table:table-cell table:style-name="ce2"/>
          <table:table-cell table:style-name="ce2" office:value-type="string" calcext:value-type="string">
            <text:p>no hay evidencia</text:p>
          </table:table-cell>
          <table:table-cell table:style-name="ce11" table:content-validation-name="val1"/>
          <table:table-cell table:style-name="ce2" table:content-validation-name="val6"/>
          <table:table-cell table:style-name="ce2" table:number-columns-repeated="2"/>
          <table:table-cell table:style-name="ce15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cas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6"/>
          <table:table-cell table:style-name="ce2"/>
          <table:table-cell table:style-name="ce2" office:value-type="string" calcext:value-type="string">
            <text:p>no hay evidencia</text:p>
          </table:table-cell>
          <table:table-cell table:style-name="ce11" table:content-validation-name="val1"/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marcas en el verb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6"/>
          <table:table-cell table:style-name="ce2"/>
          <table:table-cell table:style-name="ce2" office:value-type="string" calcext:value-type="string">
            <text:p>no hay evidencia</text:p>
          </table:table-cell>
          <table:table-cell table:style-name="ce11" table:content-validation-name="val1"/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orden de palabras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6"/>
          <table:table-cell table:style-name="ce2"/>
          <table:table-cell table:style-name="ce2" office:value-type="string" calcext:value-type="string">
            <text:p>no hay evidencia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2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pronombres muestran un alineamiento de tipo…</text:p>
          </table:table-cell>
          <table:table-cell table:style-name="ce2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6" table:content-validation-name="val2"/>
          <table:table-cell table:style-name="ce2" table:content-validation-name="val6"/>
          <table:table-cell table:style-name="ce2"/>
          <table:table-cell table:style-name="ce2" office:value-type="string" calcext:value-type="string">
            <text:p>no hay evidencia</text:p>
          </table:table-cell>
          <table:table-cell table:style-name="ce12" table:content-validation-name="val2"/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nombres muestran un alineamiento de tipo…</text:p>
          </table:table-cell>
          <table:table-cell table:style-name="ce2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7" table:content-validation-name="val2"/>
          <table:table-cell table:style-name="ce2" table:content-validation-name="val6"/>
          <table:table-cell table:style-name="ce2"/>
          <table:table-cell table:style-name="ce2" office:value-type="string" calcext:value-type="string">
            <text:p>no hay evidencia</text:p>
          </table:table-cell>
          <table:table-cell table:style-name="ce13" table:content-validation-name="val2" office:value-type="string" calcext:value-type="string">
            <text:p>ergativo-absolutivo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Rau-dong (2006:94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tiempo y aspecto</text:p>
          </table:table-cell>
          <table:table-cell table:style-name="ce2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8" office:value-type="float" office:value="7" calcext:value-type="float">
            <text:p>7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Asai (1936:82)</text:p>
          </table:table-cell>
          <table:table-cell table:style-name="ce2" office:value-type="string" calcext:value-type="string">
            <text:p>Tres marcas de pretérito, cuatro aspectuales que denotan continuativo, rrealis e irrealis.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Rau-dong (2006:88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evidencialidad </text:p>
          </table:table-cell>
          <table:table-cell table:style-name="ce2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/>
          <table:table-cell table:style-name="ce2"/>
          <table:table-cell table:style-name="ce2" office:value-type="string" calcext:value-type="string">
            <text:p>No se hace referencia a marcas de evidencialidad. 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3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l interrogativo se distingue del declarativo mediante</text:p>
          </table:table-cell>
          <table:table-cell table:style-name="ce2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Asai (1936:86)</text:p>
          </table:table-cell>
          <table:table-cell table:style-name="ce2" office:value-type="string" calcext:value-type="string">
            <text:p>Partícula interrogativa.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6"/>
          <table:table-cell table:style-name="ce2" office:value-type="string" calcext:value-type="string">
            <text:p>Rau-dong (2006:97)</text:p>
          </table:table-cell>
          <table:table-cell table:style-name="ce2" office:value-type="string" calcext:value-type="string">
            <text:p>Partículas libres.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n causativos morfológicos</text:p>
          </table:table-cell>
          <table:table-cell table:style-name="ce2" office:value-type="string" calcext:value-type="string">
            <text:p>Sí = 1 ; No = 0</text:p>
          </table:table-cell>
          <table:table-cell table:style-name="ce9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Asai (1936:76)</text:p>
          </table:table-cell>
          <table:table-cell table:style-name="ce2" office:value-type="string" calcext:value-type="string">
            <text:p>*-pa</text:p>
          </table:table-cell>
          <table:table-cell table:style-name="ce14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Rau-dong (2006:84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tonemas en la lengua (si la lengua tiene un rasgo de tono)</text:p>
          </table:table-cell>
          <table:table-cell table:style-name="ce2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consonantes</text:p>
          </table:table-cell>
          <table:table-cell table:style-name="ce2" office:value-type="string" calcext:value-type="string">
            <text:p>Consignar el número total de consonantes en la lengua con un número natural. 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Asai (1936:16)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Rau-dong (2006:79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vocales</text:p>
          </table:table-cell>
          <table:table-cell table:style-name="ce2" office:value-type="string" calcext:value-type="string">
            <text:p>Consignar el número total de vocales en la lengua con un número natural. 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Asai (1936:12)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Rau-dong (2006:79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vocales nasales</text:p>
          </table:table-cell>
          <table:table-cell table:style-name="ce2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Asai (1936:12)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adjetivo y el nombre en la frase nominal</text:p>
          </table:table-cell>
          <table:table-cell table:style-name="ce2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style-name="ce2" table:content-validation-name="val3" office:value-type="string" calcext:value-type="string">
            <text:p>Adj N 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jemplos.</text:p>
          </table:table-cell>
          <table:table-cell table:style-name="ce2" table:content-validation-name="val3" office:value-type="string" calcext:value-type="string">
            <text:p>Adj N 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Rau-dong (2006:125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modificador genitivo y el nombre en la frase nominal</text:p>
          </table:table-cell>
          <table:table-cell table:style-name="ce2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2" table:content-validation-name="val4" office:value-type="string" calcext:value-type="string">
            <text:p>ambos</text:p>
          </table:table-cell>
          <table:table-cell table:style-name="ce2" table:content-validation-name="val6"/>
          <table:table-cell table:style-name="ce2"/>
          <table:table-cell table:style-name="ce2" office:value-type="string" calcext:value-type="string">
            <text:p>Ejemplos: yuxtaposicipón.</text:p>
          </table:table-cell>
          <table:table-cell table:style-name="ce2" table:content-validation-name="val4" office:value-type="string" calcext:value-type="string">
            <text:p>N GEN 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Rau-dong (2006:105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básico de palabras en la lengua</text:p>
          </table:table-cell>
          <table:table-cell table:style-name="ce2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style-name="ce2" table:content-validation-name="val5" office:value-type="string" calcext:value-type="string">
            <text:p>VSO 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Asai (1936:12)</text:p>
          </table:table-cell>
          <table:table-cell table:style-name="ce2"/>
          <table:table-cell table:style-name="ce2" table:content-validation-name="val5" office:value-type="string" calcext:value-type="string">
            <text:p>SVO 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Rau-dong (2006:91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ONCORDANCIA</text:p>
          </table:table-cell>
          <table:table-cell table:style-name="ce3" office:value-type="string" calcext:value-type="string">
            <text:p>existe evidencia de concordancia entre el verbo y alguno de sus argument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2" office:value-type="string" calcext:value-type="string">
            <text:p>Información insuficiente</text:p>
          </table:table-cell>
          <table:table-cell table:style-name="ce2"/>
          <table:table-cell table:style-name="ce4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Rau-dong (2006:94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ONCORDANCIA</text:p>
          </table:table-cell>
          <table:table-cell table:style-name="ce3" office:value-type="string" calcext:value-type="string">
            <text:p>existe evidencia de concordancia entre el nombre y su adjetivo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2" office:value-type="string" calcext:value-type="string">
            <text:p>Información insuficiente</text:p>
          </table:table-cell>
          <table:table-cell table:style-name="ce2"/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Rau-dong (2006:125)</text:p>
          </table:table-cell>
          <table:table-cell table:style-name="ce2" office:value-type="string" calcext:value-type="string">
            <text:p>La lengua no tiene adjetivos. Las frases adjetivales no presentan concordancia con el nombre. </text:p>
          </table:table-cell>
          <table:table-cell table:style-name="ce2" table:number-columns-repeated="20"/>
          <table:table-cell table:number-columns-repeated="16353"/>
        </table:table-row>
        <table:table-row table:style-name="ro1" table:number-rows-repeated="8">
          <table:table-cell table:style-name="ce2" table:number-columns-repeated="31"/>
          <table:table-cell table:number-columns-repeated="16353"/>
        </table:table-row>
        <table:table-row table:style-name="ro1">
          <table:table-cell table:style-name="ce2" table:number-columns-repeated="31"/>
          <table:table-cell table:number-columns-repeated="16353"/>
        </table:table-row>
        <table:table-row table:style-name="ro1" table:number-rows-repeated="801">
          <table:table-cell table:style-name="ce2" table:number-columns-repeated="31"/>
          <table:table-cell table:number-columns-repeated="16353"/>
        </table:table-row>
        <table:table-row table:style-name="ro8" table:number-rows-repeated="158">
          <table:table-cell table:style-name="ce2" table:number-columns-repeated="31"/>
          <table:table-cell table:number-columns-repeated="16353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  <calcext:conditional-formats>
          <calcext:conditional-format calcext:target-range-address="'Cuestionario complejidad morfol'.D20:'Cuestionario complejidad morfol'.D20 'Cuestionario complejidad morfol'.D10:'Cuestionario complejidad morfol'.D17">
            <calcext:condition calcext:apply-style-name="ConditionalStyle_1" calcext:value="formula-is(LEN(TRIM([.D10]))&gt;0)" calcext:base-cell-address="'Cuestionario complejidad morfol'.D10"/>
          </calcext:conditional-format>
          <calcext:conditional-format calcext:target-range-address="'Cuestionario complejidad morfol'.D23:'Cuestionario complejidad morfol'.D23">
            <calcext:condition calcext:apply-style-name="ConditionalStyle_1" calcext:value="formula-is(LEN(TRIM([.D23]))&gt;0)" calcext:base-cell-address="'Cuestionario complejidad morfol'.D23"/>
          </calcext:conditional-format>
          <calcext:conditional-format calcext:target-range-address="'Cuestionario complejidad morfol'.D7:'Cuestionario complejidad morfol'.D9 'Cuestionario complejidad morfol'.D31:'Cuestionario complejidad morfol'.D32 'Cuestionario complejidad morfol'.H31:'Cuestionario complejidad morfol'.H32">
            <calcext:condition calcext:apply-style-name="ConditionalStyle_1" calcext:value="formula-is(LEN(TRIM([.D7]))&gt;0)" calcext:base-cell-address="'Cuestionario complejidad morfol'.D7"/>
          </calcext:conditional-format>
          <calcext:conditional-format calcext:target-range-address="'Cuestionario complejidad morfol'.H10:'Cuestionario complejidad morfol'.H17">
            <calcext:condition calcext:apply-style-name="ConditionalStyle_1" calcext:value="formula-is(LEN(TRIM([.H10]))&gt;0)" calcext:base-cell-address="'Cuestionario complejidad morfol'.H10"/>
          </calcext:conditional-format>
          <calcext:conditional-format calcext:target-range-address="'Cuestionario complejidad morfol'.D18:'Cuestionario complejidad morfol'.D19 'Cuestionario complejidad morfol'.H18:'Cuestionario complejidad morfol'.H19">
            <calcext:condition calcext:apply-style-name="ConditionalStyle_1" calcext:value="formula-is(LEN(TRIM([.D18]))&gt;0)" calcext:base-cell-address="'Cuestionario complejidad morfol'.D18"/>
          </calcext:conditional-format>
          <calcext:conditional-format calcext:target-range-address="'Cuestionario complejidad morfol'.H23:'Cuestionario complejidad morfol'.H23">
            <calcext:condition calcext:apply-style-name="ConditionalStyle_1" calcext:value="formula-is(LEN(TRIM([.H23]))&gt;0)" calcext:base-cell-address="'Cuestionario complejidad morfol'.H23"/>
          </calcext:conditional-format>
          <calcext:conditional-format calcext:target-range-address="'Cuestionario complejidad morfol'.H7:'Cuestionario complejidad morfol'.H9">
            <calcext:condition calcext:apply-style-name="ConditionalStyle_1" calcext:value="formula-is(LEN(TRIM([.H7]))&gt;0)" calcext:base-cell-address="'Cuestionario complejidad morfol'.H7"/>
          </calcext:conditional-format>
          <calcext:conditional-format calcext:target-range-address="'Cuestionario complejidad morfol'.D18:'Cuestionario complejidad morfol'.D18">
            <calcext:condition calcext:apply-style-name="ConditionalStyle_1" calcext:value="formula-is(LEN(TRIM([.D18]))&gt;0)" calcext:base-cell-address="'Cuestionario complejidad morfol'.D18"/>
          </calcext:conditional-format>
          <calcext:conditional-format calcext:target-range-address="'Cuestionario complejidad morfol'.D19:'Cuestionario complejidad morfol'.D19">
            <calcext:condition calcext:apply-style-name="ConditionalStyle_1" calcext:value="formula-is(LEN(TRIM([.D19]))&gt;0)" calcext:base-cell-address="'Cuestionario complejidad morfol'.D19"/>
          </calcext:conditional-format>
          <calcext:conditional-format calcext:target-range-address="'Cuestionario complejidad morfol'.D18:'Cuestionario complejidad morfol'.D19 'Cuestionario complejidad morfol'.H18:'Cuestionario complejidad morfol'.H18">
            <calcext:condition calcext:apply-style-name="ConditionalStyle_1" calcext:value="formula-is(LEN(TRIM([.D18]))&gt;0)" calcext:base-cell-address="'Cuestionario complejidad morfol'.D18"/>
          </calcext:conditional-format>
        </calcext:conditional-formats>
      </table:table>
      <table:table table:name="Hoja1" table:style-name="ta2">
        <table:table-column table:style-name="co11" table:number-columns-repeated="26" table:default-cell-style-name="Default"/>
        <table:table-column table:style-name="co10" table:number-columns-repeated="16358" table:default-cell-style-name="Default"/>
        <table:table-row table:style-name="ro10">
          <table:table-cell table:style-name="ce16" office:value-type="string" calcext:value-type="string">
            <text:p>ergativo-absolutivo</text:p>
          </table:table-cell>
          <table:table-cell table:number-columns-repeated="16383"/>
        </table:table-row>
        <table:table-row table:style-name="ro10">
          <table:table-cell table:style-name="ce16" office:value-type="string" calcext:value-type="string">
            <text:p>nominativo-acusativo</text:p>
          </table:table-cell>
          <table:table-cell table:number-columns-repeated="16383"/>
        </table:table-row>
        <table:table-row table:style-name="ro10">
          <table:table-cell table:style-name="ce16" office:value-type="string" calcext:value-type="string">
            <text:p>tripartito</text:p>
          </table:table-cell>
          <table:table-cell table:number-columns-repeated="16383"/>
        </table:table-row>
        <table:table-row table:style-name="ro10">
          <table:table-cell table:style-name="ce16" office:value-type="string" calcext:value-type="string">
            <text:p>neutro</text:p>
          </table:table-cell>
          <table:table-cell table:number-columns-repeated="16383"/>
        </table:table-row>
        <table:table-row table:style-name="ro10">
          <table:table-cell table:style-name="ce16" office:value-type="string" calcext:value-type="string">
            <text:p>activo-inactivo</text:p>
          </table:table-cell>
          <table:table-cell table:number-columns-repeated="16383"/>
        </table:table-row>
        <table:table-row table:style-name="ro10">
          <table:table-cell table:style-name="ce16" office:value-type="string" calcext:value-type="string">
            <text:p>jerárquico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table:style-name="ce16" office:value-type="string" calcext:value-type="string">
            <text:p>morfología</text:p>
          </table:table-cell>
          <table:table-cell table:number-columns-repeated="16383"/>
        </table:table-row>
        <table:table-row table:style-name="ro10">
          <table:table-cell table:style-name="ce16" office:value-type="string" calcext:value-type="string">
            <text:p>prosodia</text:p>
          </table:table-cell>
          <table:table-cell table:number-columns-repeated="16383"/>
        </table:table-row>
        <table:table-row table:style-name="ro10">
          <table:table-cell table:style-name="ce16" office:value-type="string" calcext:value-type="string">
            <text:p>morfología y prosodia</text:p>
          </table:table-cell>
          <table:table-cell table:number-columns-repeated="16383"/>
        </table:table-row>
        <table:table-row table:style-name="ro10">
          <table:table-cell table:style-name="ce16" office:value-type="string" calcext:value-type="string">
            <text:p>no se distinguen</text:p>
          </table:table-cell>
          <table:table-cell table:number-columns-repeated="16383"/>
        </table:table-row>
        <table:table-row table:style-name="ro10" table:number-rows-repeated="989">
          <table:table-cell table:number-columns-repeated="16384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Metadata" table:style-name="ta3">
        <table:table-column table:style-name="co12" table:default-cell-style-name="Default"/>
        <table:table-column table:style-name="co13" table:default-cell-style-name="Default"/>
        <table:table-column table:style-name="co11" table:number-columns-repeated="24" table:default-cell-style-name="Default"/>
        <table:table-column table:style-name="co10" table:number-columns-repeated="16358" table:default-cell-style-name="Default"/>
        <table:table-row table:style-name="ro10">
          <table:table-cell table:style-name="ce16" office:value-type="string" calcext:value-type="string">
            <text:p>Nombre</text:p>
          </table:table-cell>
          <table:table-cell table:style-name="ce16" office:value-type="string" calcext:value-type="string">
            <text:p>Yami</text:p>
          </table:table-cell>
          <table:table-cell table:number-columns-repeated="16382"/>
        </table:table-row>
        <table:table-row table:style-name="ro10">
          <table:table-cell table:style-name="ce16" office:value-type="string" calcext:value-type="string">
            <text:p>Código glottolog</text:p>
          </table:table-cell>
          <table:table-cell table:style-name="ce17" office:value-type="string" calcext:value-type="string">
            <text:p>yami1254</text:p>
          </table:table-cell>
          <table:table-cell table:number-columns-repeated="16382"/>
        </table:table-row>
        <table:table-row table:style-name="ro10">
          <table:table-cell table:style-name="ce16" office:value-type="string" calcext:value-type="string">
            <text:p>Familia lingüística</text:p>
          </table:table-cell>
          <table:table-cell table:style-name="ce16" office:value-type="string" calcext:value-type="string">
            <text:p>Austronesianan</text:p>
          </table:table-cell>
          <table:table-cell table:number-columns-repeated="16382"/>
        </table:table-row>
        <table:table-row table:style-name="ro10">
          <table:table-cell table:style-name="ce16" office:value-type="string" calcext:value-type="string">
            <text:p>Estado de obsolescencia</text:p>
          </table:table-cell>
          <table:table-cell table:style-name="ce16" office:value-type="string" calcext:value-type="string">
            <text:p>Moribund</text:p>
          </table:table-cell>
          <table:table-cell table:number-columns-repeated="16382"/>
        </table:table-row>
        <table:table-row table:style-name="ro10">
          <table:table-cell table:style-name="ce16" office:value-type="string" calcext:value-type="string">
            <text:p>Número de hablantes</text:p>
          </table:table-cell>
          <table:table-cell table:style-name="ce16" office:value-type="float" office:value="3800" calcext:value-type="float">
            <text:p>3800</text:p>
          </table:table-cell>
          <table:table-cell table:number-columns-repeated="16382"/>
        </table:table-row>
        <table:table-row table:style-name="ro10">
          <table:table-cell table:style-name="ce16" office:value-type="string" calcext:value-type="string">
            <text:p>País</text:p>
          </table:table-cell>
          <table:table-cell table:style-name="ce16" office:value-type="string" calcext:value-type="string">
            <text:p>Filipinas</text:p>
          </table:table-cell>
          <table:table-cell table:number-columns-repeated="16382"/>
        </table:table-row>
        <table:table-row table:style-name="ro10">
          <table:table-cell table:style-name="ce16" office:value-type="string" calcext:value-type="string">
            <text:p>Región</text:p>
          </table:table-cell>
          <table:table-cell table:style-name="ce16" office:value-type="string" calcext:value-type="string">
            <text:p>Papunesia</text:p>
          </table:table-cell>
          <table:table-cell table:number-columns-repeated="16382"/>
        </table:table-row>
        <table:table-row table:style-name="ro10">
          <table:table-cell table:style-name="ce16" office:value-type="string" calcext:value-type="string">
            <text:p>Referencias</text:p>
          </table:table-cell>
          <table:table-cell table:style-name="ce16" office:value-type="string" calcext:value-type="string">
            <text:p>Asai 1936 / Rau-Dong 2006</text:p>
          </table:table-cell>
          <table:table-cell table:number-columns-repeated="16382"/>
        </table:table-row>
        <table:table-row table:style-name="ro10">
          <table:table-cell table:style-name="ce16" office:value-type="string" calcext:value-type="string">
            <text:p>Intervalo</text:p>
          </table:table-cell>
          <table:table-cell table:style-name="ce16" office:value-type="float" office:value="70" calcext:value-type="float">
            <text:p>70</text:p>
          </table:table-cell>
          <table:table-cell table:number-columns-repeated="16382"/>
        </table:table-row>
        <table:table-row table:style-name="ro10">
          <table:table-cell table:style-name="ce16" office:value-type="string" calcext:value-type="string">
            <text:p>Nombre del compilador</text:p>
          </table:table-cell>
          <table:table-cell table:style-name="ce16" office:value-type="string" calcext:value-type="string">
            <text:p>Ingunza, Adriano</text:p>
          </table:table-cell>
          <table:table-cell table:number-columns-repeated="16382"/>
        </table:table-row>
        <table:table-row table:style-name="ro10" table:number-rows-repeated="991">
          <table:table-cell table:number-columns-repeated="16384"/>
        </table:table-row>
        <table:table-row table:style-name="ro9" table:number-rows-repeated="1047574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Tabla dinámica 1" table:style-name="ta4">
        <table:table-column table:style-name="co10" table:number-columns-repeated="16384" table:default-cell-style-name="Default"/>
        <table:table-row table:style-name="ro1">
          <table:table-cell table:style-name="ce18" office:value-type="string" calcext:value-type="string">
            <text:p>(empty)</text:p>
          </table:table-cell>
          <table:table-cell table:number-columns-repeated="4"/>
          <table:table-cell table:style-name="ce24"/>
          <table:table-cell table:number-columns-repeated="16378"/>
        </table:table-row>
        <table:table-row table:style-name="ro1">
          <table:table-cell table:style-name="ce19"/>
          <table:table-cell table:number-columns-repeated="4"/>
          <table:table-cell table:style-name="ce24"/>
          <table:table-cell table:number-columns-repeated="16378"/>
        </table:table-row>
        <table:table-row table:style-name="ro1" table:number-rows-repeated="8">
          <table:table-cell table:number-columns-repeated="5"/>
          <table:table-cell table:style-name="ce25"/>
          <table:table-cell table:number-columns-repeated="16378"/>
        </table:table-row>
        <table:table-row table:style-name="ro1" table:number-rows-repeated="3">
          <table:table-cell table:style-name="ce20" table:number-columns-repeated="2"/>
          <table:table-cell table:style-name="ce22" table:number-columns-repeated="3"/>
          <table:table-cell table:style-name="ce25"/>
          <table:table-cell table:number-columns-repeated="16378"/>
        </table:table-row>
        <table:table-row table:style-name="ro1">
          <table:table-cell table:style-name="ce21" table:number-columns-repeated="2"/>
          <table:table-cell table:style-name="ce23" table:number-columns-repeated="3"/>
          <table:table-cell table:style-name="ce26"/>
          <table:table-cell table:number-columns-repeated="16378"/>
        </table:table-row>
        <table:table-row table:style-name="ro1" table:number-rows-repeated="986">
          <table:table-cell table:number-columns-repeated="16384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Resumen" table:style-name="ta5">
        <table:table-column table:style-name="co10" table:number-columns-repeated="16384" table:default-cell-style-name="Default"/>
        <table:table-row table:style-name="ro1">
          <table:table-cell table:style-name="ce27"/>
          <table:table-cell table:style-name="ce28" office:value-type="float" office:value="1.1" calcext:value-type="float">
            <text:p>1.1</text:p>
          </table:table-cell>
          <table:table-cell table:style-name="ce28" office:value-type="float" office:value="1.2" calcext:value-type="float">
            <text:p>1.2</text:p>
          </table:table-cell>
          <table:table-cell table:style-name="ce28" office:value-type="float" office:value="1.3" calcext:value-type="float">
            <text:p>1.3</text:p>
          </table:table-cell>
          <table:table-cell table:style-name="ce28" office:value-type="float" office:value="1.4" calcext:value-type="float">
            <text:p>1.4</text:p>
          </table:table-cell>
          <table:table-cell table:style-name="ce28" office:value-type="float" office:value="1.5" calcext:value-type="float">
            <text:p>1.5</text:p>
          </table:table-cell>
          <table:table-cell table:style-name="ce28" office:value-type="float" office:value="1.6" calcext:value-type="float">
            <text:p>1.6</text:p>
          </table:table-cell>
          <table:table-cell table:style-name="ce28" office:value-type="float" office:value="1.7" calcext:value-type="float">
            <text:p>1.7</text:p>
          </table:table-cell>
          <table:table-cell table:style-name="ce28" office:value-type="float" office:value="1.8" calcext:value-type="float">
            <text:p>1.8</text:p>
          </table:table-cell>
          <table:table-cell table:style-name="ce28" office:value-type="float" office:value="1.9" calcext:value-type="float">
            <text:p>1.9</text:p>
          </table:table-cell>
          <table:table-cell table:style-name="ce28" office:value-type="float" office:value="2.1" calcext:value-type="float">
            <text:p>2.1</text:p>
          </table:table-cell>
          <table:table-cell table:style-name="ce28" office:value-type="float" office:value="2.2" calcext:value-type="float">
            <text:p>2.2</text:p>
          </table:table-cell>
          <table:table-cell table:style-name="ce28" office:value-type="string" calcext:value-type="string">
            <text:p>2.2.1</text:p>
          </table:table-cell>
          <table:table-cell table:style-name="ce28" office:value-type="string" calcext:value-type="string">
            <text:p>2.2.2</text:p>
          </table:table-cell>
          <table:table-cell table:style-name="ce28" office:value-type="string" calcext:value-type="string">
            <text:p>2.2.3</text:p>
          </table:table-cell>
          <table:table-cell table:style-name="ce28" office:value-type="string" calcext:value-type="string">
            <text:p>2.2.4</text:p>
          </table:table-cell>
          <table:table-cell table:style-name="ce28" office:value-type="string" calcext:value-type="string">
            <text:p>2.2.5</text:p>
          </table:table-cell>
          <table:table-cell table:style-name="ce28" office:value-type="string" calcext:value-type="string">
            <text:p>2.2.6</text:p>
          </table:table-cell>
          <table:table-cell table:style-name="ce28" office:value-type="string" calcext:value-type="string">
            <text:p>2.2.7</text:p>
          </table:table-cell>
          <table:table-cell table:style-name="ce28" office:value-type="string" calcext:value-type="string">
            <text:p>2.2.8</text:p>
          </table:table-cell>
          <table:table-cell table:style-name="ce28" office:value-type="string" calcext:value-type="string">
            <text:p>2.2.9</text:p>
          </table:table-cell>
          <table:table-cell table:style-name="ce28" office:value-type="string" calcext:value-type="string">
            <text:p>2.2.10</text:p>
          </table:table-cell>
          <table:table-cell table:style-name="ce28" office:value-type="string" calcext:value-type="string">
            <text:p>2.2.11</text:p>
          </table:table-cell>
          <table:table-cell table:style-name="ce28" office:value-type="string" calcext:value-type="string">
            <text:p>2.2.12</text:p>
          </table:table-cell>
          <table:table-cell table:style-name="ce28" office:value-type="string" calcext:value-type="string">
            <text:p>2.2.13</text:p>
          </table:table-cell>
          <table:table-cell table:style-name="ce28" office:value-type="string" calcext:value-type="string">
            <text:p>2.2.14</text:p>
          </table:table-cell>
          <table:table-cell table:style-name="ce28" office:value-type="string" calcext:value-type="string">
            <text:p>2.2.15</text:p>
          </table:table-cell>
          <table:table-cell table:style-name="ce28" office:value-type="string" calcext:value-type="string">
            <text:p>2.2.15.1.</text:p>
          </table:table-cell>
          <table:table-cell table:style-name="ce28" office:value-type="string" calcext:value-type="string">
            <text:p>2.2.15.2.</text:p>
          </table:table-cell>
          <table:table-cell table:style-name="ce28" office:value-type="string" calcext:value-type="string">
            <text:p>2.2.15.3.</text:p>
          </table:table-cell>
          <table:table-cell table:style-name="ce28" office:value-type="string" calcext:value-type="string">
            <text:p>2.2.16</text:p>
          </table:table-cell>
          <table:table-cell table:style-name="ce28" office:value-type="string" calcext:value-type="string">
            <text:p>2.2.17</text:p>
          </table:table-cell>
          <table:table-cell table:style-name="ce28" office:value-type="string" calcext:value-type="string">
            <text:p>2.2.18</text:p>
          </table:table-cell>
          <table:table-cell table:style-name="ce28" office:value-type="string" calcext:value-type="string">
            <text:p>2.2.19</text:p>
          </table:table-cell>
          <table:table-cell table:style-name="ce28" office:value-type="string" calcext:value-type="string">
            <text:p>2.2.20</text:p>
          </table:table-cell>
          <table:table-cell table:style-name="ce28" office:value-type="string" calcext:value-type="string">
            <text:p>2.2.21</text:p>
          </table:table-cell>
          <table:table-cell table:style-name="ce28" office:value-type="string" calcext:value-type="string">
            <text:p>2.2.22</text:p>
          </table:table-cell>
          <table:table-cell table:style-name="ce28" office:value-type="string" calcext:value-type="string">
            <text:p>2.2.23</text:p>
          </table:table-cell>
          <table:table-cell table:style-name="ce28" office:value-type="string" calcext:value-type="string">
            <text:p>2.2.24</text:p>
          </table:table-cell>
          <table:table-cell table:style-name="ce28" office:value-type="string" calcext:value-type="string">
            <text:p>2.2.25</text:p>
          </table:table-cell>
          <table:table-cell table:style-name="ce28" office:value-type="string" calcext:value-type="string">
            <text:p>2.2.26</text:p>
          </table:table-cell>
          <table:table-cell table:style-name="ce28" office:value-type="string" calcext:value-type="string">
            <text:p>2.2.27</text:p>
          </table:table-cell>
          <table:table-cell table:style-name="ce28" office:value-type="string" calcext:value-type="string">
            <text:p>2.2.28</text:p>
          </table:table-cell>
          <table:table-cell table:style-name="ce28" office:value-type="string" calcext:value-type="string">
            <text:p>2.2.29</text:p>
          </table:table-cell>
          <table:table-cell table:style-name="ce28" office:value-type="string" calcext:value-type="string">
            <text:p>2.2.30</text:p>
          </table:table-cell>
          <table:table-cell table:style-name="ce28" office:value-type="string" calcext:value-type="string">
            <text:p>2.2.31</text:p>
          </table:table-cell>
          <table:table-cell table:style-name="ce28" office:value-type="string" calcext:value-type="string">
            <text:p>2.2.32</text:p>
          </table:table-cell>
          <table:table-cell table:style-name="ce28" office:value-type="string" calcext:value-type="string">
            <text:p>2.2.33</text:p>
          </table:table-cell>
          <table:table-cell table:style-name="ce28" office:value-type="string" calcext:value-type="string">
            <text:p>2.2.33.1</text:p>
          </table:table-cell>
          <table:table-cell table:style-name="ce28" office:value-type="string" calcext:value-type="string">
            <text:p>2.2.33.2</text:p>
          </table:table-cell>
          <table:table-cell table:style-name="ce28" office:value-type="string" calcext:value-type="string">
            <text:p>2.2.33.3</text:p>
          </table:table-cell>
          <table:table-cell table:style-name="ce28" office:value-type="string" calcext:value-type="string">
            <text:p>2.2.33.4</text:p>
          </table:table-cell>
          <table:table-cell table:style-name="ce28" office:value-type="string" calcext:value-type="string">
            <text:p>2.2.33.5</text:p>
          </table:table-cell>
          <table:table-cell table:style-name="ce28" office:value-type="string" calcext:value-type="string">
            <text:p>2.2.33.6</text:p>
          </table:table-cell>
          <table:table-cell table:style-name="ce28" office:value-type="string" calcext:value-type="string">
            <text:p>2.2.33.7</text:p>
          </table:table-cell>
          <table:table-cell table:style-name="ce28" office:value-type="string" calcext:value-type="string">
            <text:p>2.2.33.8</text:p>
          </table:table-cell>
          <table:table-cell table:style-name="ce28" office:value-type="string" calcext:value-type="string">
            <text:p>2.2.33.9</text:p>
          </table:table-cell>
          <table:table-cell table:style-name="ce28" office:value-type="string" calcext:value-type="string">
            <text:p>2.2.33.10</text:p>
          </table:table-cell>
          <table:table-cell table:style-name="ce28" office:value-type="string" calcext:value-type="string">
            <text:p>2.2.33.11</text:p>
          </table:table-cell>
          <table:table-cell table:style-name="ce28" office:value-type="string" calcext:value-type="string">
            <text:p>2.2.33.12</text:p>
          </table:table-cell>
          <table:table-cell table:style-name="ce28" office:value-type="string" calcext:value-type="string">
            <text:p>2.2.33.13</text:p>
          </table:table-cell>
          <table:table-cell table:style-name="ce28" office:value-type="string" calcext:value-type="string">
            <text:p>2.2.33.14</text:p>
          </table:table-cell>
          <table:table-cell table:style-name="ce28" office:value-type="string" calcext:value-type="string">
            <text:p>2.2.33.15</text:p>
          </table:table-cell>
          <table:table-cell table:style-name="ce28" office:value-type="string" calcext:value-type="string">
            <text:p>2.2.33.16</text:p>
          </table:table-cell>
          <table:table-cell table:style-name="ce28" office:value-type="string" calcext:value-type="string">
            <text:p>2.2.33.17</text:p>
          </table:table-cell>
          <table:table-cell table:style-name="ce28" office:value-type="string" calcext:value-type="string">
            <text:p>2.2.33.18</text:p>
          </table:table-cell>
          <table:table-cell table:style-name="ce28" office:value-type="string" calcext:value-type="string">
            <text:p>2.2.34</text:p>
          </table:table-cell>
          <table:table-cell table:style-name="ce28" office:value-type="string" calcext:value-type="string">
            <text:p>2.2.35</text:p>
          </table:table-cell>
          <table:table-cell table:style-name="ce28" office:value-type="string" calcext:value-type="string">
            <text:p>2.2.36</text:p>
          </table:table-cell>
          <table:table-cell table:style-name="ce28" office:value-type="string" calcext:value-type="string">
            <text:p>2.3.</text:p>
          </table:table-cell>
          <table:table-cell table:style-name="ce28" office:value-type="string" calcext:value-type="string">
            <text:p>2.3.1.</text:p>
          </table:table-cell>
          <table:table-cell table:style-name="ce28" office:value-type="string" calcext:value-type="string">
            <text:p>2.3.2.</text:p>
          </table:table-cell>
          <table:table-cell table:style-name="ce28" office:value-type="string" calcext:value-type="string">
            <text:p>2.3.3.</text:p>
          </table:table-cell>
          <table:table-cell table:style-name="ce28" office:value-type="string" calcext:value-type="string">
            <text:p>2.3.4.</text:p>
          </table:table-cell>
          <table:table-cell table:style-name="ce28" office:value-type="string" calcext:value-type="string">
            <text:p>2.3.5.</text:p>
          </table:table-cell>
          <table:table-cell table:style-name="ce28" office:value-type="string" calcext:value-type="string">
            <text:p>2.3.6.</text:p>
          </table:table-cell>
          <table:table-cell table:style-name="ce28" office:value-type="string" calcext:value-type="string">
            <text:p>2.3.7.</text:p>
          </table:table-cell>
          <table:table-cell table:style-name="ce28" office:value-type="string" calcext:value-type="string">
            <text:p>3.1.</text:p>
          </table:table-cell>
          <table:table-cell table:style-name="ce28" office:value-type="string" calcext:value-type="string">
            <text:p>3.2.</text:p>
          </table:table-cell>
          <table:table-cell table:style-name="ce28" office:value-type="string" calcext:value-type="string">
            <text:p>3.3.</text:p>
          </table:table-cell>
          <table:table-cell table:style-name="ce28" office:value-type="string" calcext:value-type="string">
            <text:p>3.4.</text:p>
          </table:table-cell>
          <table:table-cell table:style-name="ce28" office:value-type="string" calcext:value-type="string">
            <text:p>3.5.</text:p>
          </table:table-cell>
          <table:table-cell table:style-name="ce28" office:value-type="string" calcext:value-type="string">
            <text:p>3.6.</text:p>
          </table:table-cell>
          <table:table-cell table:style-name="ce28" office:value-type="string" calcext:value-type="string">
            <text:p>3.7.</text:p>
          </table:table-cell>
          <table:table-cell table:style-name="ce28" office:value-type="string" calcext:value-type="string">
            <text:p>3.8.</text:p>
          </table:table-cell>
          <table:table-cell table:style-name="ce28" office:value-type="string" calcext:value-type="string">
            <text:p>3.9.</text:p>
          </table:table-cell>
          <table:table-cell table:style-name="ce28" office:value-type="string" calcext:value-type="string">
            <text:p>3.10.</text:p>
          </table:table-cell>
          <table:table-cell table:style-name="ce28" office:value-type="string" calcext:value-type="string">
            <text:p>3.11.</text:p>
          </table:table-cell>
          <table:table-cell table:style-name="ce28" office:value-type="string" calcext:value-type="string">
            <text:p>3.12.</text:p>
          </table:table-cell>
          <table:table-cell table:style-name="ce28" office:value-type="string" calcext:value-type="string">
            <text:p>3.13.</text:p>
          </table:table-cell>
          <table:table-cell table:style-name="ce28" office:value-type="string" calcext:value-type="string">
            <text:p>3.14.</text:p>
          </table:table-cell>
          <table:table-cell table:style-name="ce28" office:value-type="string" calcext:value-type="string">
            <text:p>3.15.</text:p>
          </table:table-cell>
          <table:table-cell table:style-name="ce28" office:value-type="string" calcext:value-type="string">
            <text:p>3.16.</text:p>
          </table:table-cell>
          <table:table-cell table:style-name="ce28" office:value-type="string" calcext:value-type="string">
            <text:p>3.17.</text:p>
          </table:table-cell>
          <table:table-cell table:style-name="ce28" office:value-type="string" calcext:value-type="string">
            <text:p>3.18.</text:p>
          </table:table-cell>
          <table:table-cell table:style-name="ce28" office:value-type="string" calcext:value-type="string">
            <text:p>3.19.</text:p>
          </table:table-cell>
          <table:table-cell table:style-name="ce28" office:value-type="string" calcext:value-type="string">
            <text:p>3.20.</text:p>
          </table:table-cell>
          <table:table-cell table:style-name="ce28" office:value-type="string" calcext:value-type="string">
            <text:p>3.21.</text:p>
          </table:table-cell>
          <table:table-cell table:style-name="ce28" office:value-type="string" calcext:value-type="string">
            <text:p>3.22.</text:p>
          </table:table-cell>
          <table:table-cell table:style-name="ce28" office:value-type="string" calcext:value-type="string">
            <text:p>3.23.</text:p>
          </table:table-cell>
          <table:table-cell table:style-name="ce28" office:value-type="string" calcext:value-type="string">
            <text:p>3.24.</text:p>
          </table:table-cell>
          <table:table-cell table:style-name="ce28" office:value-type="string" calcext:value-type="string">
            <text:p>3.25.</text:p>
          </table:table-cell>
          <table:table-cell table:style-name="ce28" office:value-type="string" calcext:value-type="string">
            <text:p>3.26.</text:p>
          </table:table-cell>
          <table:table-cell table:style-name="ce28" office:value-type="string" calcext:value-type="string">
            <text:p>3.27.</text:p>
          </table:table-cell>
          <table:table-cell table:style-name="ce28" office:value-type="string" calcext:value-type="string">
            <text:p>3.28.</text:p>
          </table:table-cell>
          <table:table-cell table:style-name="ce28" office:value-type="string" calcext:value-type="string">
            <text:p>3.29.</text:p>
          </table:table-cell>
          <table:table-cell table:style-name="ce28" office:value-type="string" calcext:value-type="string">
            <text:p>3.30.</text:p>
          </table:table-cell>
          <table:table-cell table:style-name="ce28" office:value-type="string" calcext:value-type="string">
            <text:p>3.31.</text:p>
          </table:table-cell>
          <table:table-cell table:style-name="ce28" office:value-type="string" calcext:value-type="string">
            <text:p>3.32.</text:p>
          </table:table-cell>
          <table:table-cell table:style-name="ce28" office:value-type="string" calcext:value-type="string">
            <text:p>3.33.</text:p>
          </table:table-cell>
          <table:table-cell table:style-name="ce28" office:value-type="string" calcext:value-type="string">
            <text:p>3.34.</text:p>
          </table:table-cell>
          <table:table-cell table:style-name="ce28" office:value-type="string" calcext:value-type="string">
            <text:p>3.35.</text:p>
          </table:table-cell>
          <table:table-cell table:style-name="ce28" office:value-type="string" calcext:value-type="string">
            <text:p>3.36.</text:p>
          </table:table-cell>
          <table:table-cell table:style-name="ce28" office:value-type="string" calcext:value-type="string">
            <text:p>3.37.</text:p>
          </table:table-cell>
          <table:table-cell table:style-name="ce28" office:value-type="string" calcext:value-type="string">
            <text:p>3.38.</text:p>
          </table:table-cell>
          <table:table-cell table:style-name="ce28" office:value-type="string" calcext:value-type="string">
            <text:p>3.39.</text:p>
          </table:table-cell>
          <table:table-cell table:style-name="ce28" office:value-type="string" calcext:value-type="string">
            <text:p>3.40.</text:p>
          </table:table-cell>
          <table:table-cell table:style-name="ce28" office:value-type="string" calcext:value-type="string">
            <text:p>3.41.</text:p>
          </table:table-cell>
          <table:table-cell table:style-name="ce28" office:value-type="string" calcext:value-type="string">
            <text:p>3.42.</text:p>
          </table:table-cell>
          <table:table-cell table:style-name="ce28" office:value-type="string" calcext:value-type="string">
            <text:p>3.43.</text:p>
          </table:table-cell>
          <table:table-cell table:style-name="ce28" office:value-type="string" calcext:value-type="string">
            <text:p>3.44.</text:p>
          </table:table-cell>
          <table:table-cell table:style-name="ce28" office:value-type="string" calcext:value-type="string">
            <text:p>3.45.</text:p>
          </table:table-cell>
          <table:table-cell table:style-name="ce28" office:value-type="string" calcext:value-type="string">
            <text:p>3.46.</text:p>
          </table:table-cell>
          <table:table-cell table:style-name="ce28" office:value-type="string" calcext:value-type="string">
            <text:p>3.47.</text:p>
          </table:table-cell>
          <table:table-cell table:style-name="ce28" office:value-type="string" calcext:value-type="string">
            <text:p>3.48.</text:p>
          </table:table-cell>
          <table:table-cell table:style-name="ce28" office:value-type="string" calcext:value-type="string">
            <text:p>3.49.</text:p>
          </table:table-cell>
          <table:table-cell table:style-name="ce28" office:value-type="string" calcext:value-type="string">
            <text:p>3.50.</text:p>
          </table:table-cell>
          <table:table-cell table:style-name="ce28" office:value-type="string" calcext:value-type="string">
            <text:p>3.51.</text:p>
          </table:table-cell>
          <table:table-cell table:style-name="ce28" office:value-type="string" calcext:value-type="string">
            <text:p>3.52.</text:p>
          </table:table-cell>
          <table:table-cell table:style-name="ce28" office:value-type="string" calcext:value-type="string">
            <text:p>3.53.</text:p>
          </table:table-cell>
          <table:table-cell table:style-name="ce28" office:value-type="string" calcext:value-type="string">
            <text:p>3.54.</text:p>
          </table:table-cell>
          <table:table-cell table:style-name="ce28" office:value-type="string" calcext:value-type="string">
            <text:p>3.55.</text:p>
          </table:table-cell>
          <table:table-cell table:style-name="ce28" office:value-type="string" calcext:value-type="string">
            <text:p>3.56.</text:p>
          </table:table-cell>
          <table:table-cell table:style-name="ce28" office:value-type="string" calcext:value-type="string">
            <text:p>3.57.</text:p>
          </table:table-cell>
          <table:table-cell table:style-name="ce28" office:value-type="string" calcext:value-type="string">
            <text:p>3.58.</text:p>
          </table:table-cell>
          <table:table-cell table:style-name="ce28" office:value-type="string" calcext:value-type="string">
            <text:p>3.59.</text:p>
          </table:table-cell>
          <table:table-cell table:style-name="ce27"/>
          <table:table-cell table:number-columns-repeated="16247"/>
        </table:table-row>
        <table:table-row table:style-name="ro1">
          <table:table-cell table:style-name="ce16" office:value-type="string" calcext:value-type="string">
            <text:p>Lengua1</text:p>
          </table:table-cell>
          <table:table-cell table:style-name="ce28" table:formula="of:=['file:///Users/robertozariquiey/Downloads/Lengua1'#$Lengua1.C3]" office:value-type="float" office:value="0" calcext:value-type="float">
            <text:p>0</text:p>
          </table:table-cell>
          <table:table-cell table:style-name="ce16" table:formula="of:=['file:///Users/robertozariquiey/Downloads/Lengua1'#$Lengua1.C4]" office:value-type="float" office:value="0" calcext:value-type="float">
            <text:p>0</text:p>
          </table:table-cell>
          <table:table-cell table:style-name="ce16" table:formula="of:=['file:///Users/robertozariquiey/Downloads/Lengua1'#$Lengua1.C5]" office:value-type="float" office:value="0" calcext:value-type="float">
            <text:p>0</text:p>
          </table:table-cell>
          <table:table-cell table:style-name="ce16" table:formula="of:=['file:///Users/robertozariquiey/Downloads/Lengua1'#$Lengua1.C6]" office:value-type="float" office:value="0" calcext:value-type="float">
            <text:p>0</text:p>
          </table:table-cell>
          <table:table-cell table:style-name="ce16" table:formula="of:=['file:///Users/robertozariquiey/Downloads/Lengua1'#$Lengua1.C7]" office:value-type="float" office:value="0" calcext:value-type="float">
            <text:p>0</text:p>
          </table:table-cell>
          <table:table-cell table:style-name="ce16" table:formula="of:=['file:///Users/robertozariquiey/Downloads/Lengua1'#$Lengua1.C8]" office:value-type="float" office:value="0" calcext:value-type="float">
            <text:p>0</text:p>
          </table:table-cell>
          <table:table-cell table:style-name="ce16" table:formula="of:=['file:///Users/robertozariquiey/Downloads/Lengua1'#$Lengua1.C9]" office:value-type="float" office:value="0" calcext:value-type="float">
            <text:p>0</text:p>
          </table:table-cell>
          <table:table-cell table:style-name="ce16" table:formula="of:=['file:///Users/robertozariquiey/Downloads/Lengua1'#$Lengua1.C10]" office:value-type="float" office:value="0" calcext:value-type="float">
            <text:p>0</text:p>
          </table:table-cell>
          <table:table-cell table:style-name="ce16" table:formula="of:=['file:///Users/robertozariquiey/Downloads/Lengua1'#$Lengua1.C11]" office:value-type="float" office:value="0" calcext:value-type="float">
            <text:p>0</text:p>
          </table:table-cell>
          <table:table-cell table:style-name="ce16" table:formula="of:=['file:///Users/robertozariquiey/Downloads/Lengua1'#$Lengua1.C14]" office:value-type="float" office:value="0" calcext:value-type="float">
            <text:p>0</text:p>
          </table:table-cell>
          <table:table-cell table:style-name="ce16" table:formula="of:=['file:///Users/robertozariquiey/Downloads/Lengua1'#$Lengua1.C15]" office:value-type="float" office:value="0" calcext:value-type="float">
            <text:p>0</text:p>
          </table:table-cell>
          <table:table-cell table:style-name="ce16" table:formula="of:=['file:///Users/robertozariquiey/Downloads/Lengua1'#$Lengua1.C16]" office:value-type="float" office:value="0" calcext:value-type="float">
            <text:p>0</text:p>
          </table:table-cell>
          <table:table-cell table:style-name="ce16" table:formula="of:=['file:///Users/robertozariquiey/Downloads/Lengua1'#$Lengua1.C17]" office:value-type="float" office:value="0" calcext:value-type="float">
            <text:p>0</text:p>
          </table:table-cell>
          <table:table-cell table:style-name="ce16" table:formula="of:=['file:///Users/robertozariquiey/Downloads/Lengua1'#$Lengua1.C18]" office:value-type="float" office:value="0" calcext:value-type="float">
            <text:p>0</text:p>
          </table:table-cell>
          <table:table-cell table:style-name="ce16" table:formula="of:=['file:///Users/robertozariquiey/Downloads/Lengua1'#$Lengua1.C19]" office:value-type="float" office:value="0" calcext:value-type="float">
            <text:p>0</text:p>
          </table:table-cell>
          <table:table-cell table:style-name="ce16" table:formula="of:=['file:///Users/robertozariquiey/Downloads/Lengua1'#$Lengua1.C20]" office:value-type="float" office:value="0" calcext:value-type="float">
            <text:p>0</text:p>
          </table:table-cell>
          <table:table-cell table:style-name="ce16" table:formula="of:=['file:///Users/robertozariquiey/Downloads/Lengua1'#$Lengua1.C21]" office:value-type="float" office:value="0" calcext:value-type="float">
            <text:p>0</text:p>
          </table:table-cell>
          <table:table-cell table:style-name="ce16" table:formula="of:=['file:///Users/robertozariquiey/Downloads/Lengua1'#$Lengua1.C22]" office:value-type="float" office:value="0" calcext:value-type="float">
            <text:p>0</text:p>
          </table:table-cell>
          <table:table-cell table:style-name="ce16" table:formula="of:=['file:///Users/robertozariquiey/Downloads/Lengua1'#$Lengua1.C23]" office:value-type="float" office:value="0" calcext:value-type="float">
            <text:p>0</text:p>
          </table:table-cell>
          <table:table-cell table:style-name="ce16" table:formula="of:=['file:///Users/robertozariquiey/Downloads/Lengua1'#$Lengua1.C24]" office:value-type="float" office:value="0" calcext:value-type="float">
            <text:p>0</text:p>
          </table:table-cell>
          <table:table-cell table:style-name="ce16" table:formula="of:=['file:///Users/robertozariquiey/Downloads/Lengua1'#$Lengua1.C25]" office:value-type="float" office:value="0" calcext:value-type="float">
            <text:p>0</text:p>
          </table:table-cell>
          <table:table-cell table:style-name="ce16" table:formula="of:=['file:///Users/robertozariquiey/Downloads/Lengua1'#$Lengua1.C26]" office:value-type="float" office:value="0" calcext:value-type="float">
            <text:p>0</text:p>
          </table:table-cell>
          <table:table-cell table:style-name="ce16" table:formula="of:=['file:///Users/robertozariquiey/Downloads/Lengua1'#$Lengua1.C27]" office:value-type="float" office:value="0" calcext:value-type="float">
            <text:p>0</text:p>
          </table:table-cell>
          <table:table-cell table:style-name="ce16" table:formula="of:=['file:///Users/robertozariquiey/Downloads/Lengua1'#$Lengua1.C28]" office:value-type="float" office:value="0" calcext:value-type="float">
            <text:p>0</text:p>
          </table:table-cell>
          <table:table-cell table:style-name="ce16" table:formula="of:=['file:///Users/robertozariquiey/Downloads/Lengua1'#$Lengua1.C30]" office:value-type="float" office:value="0" calcext:value-type="float">
            <text:p>0</text:p>
          </table:table-cell>
          <table:table-cell table:style-name="ce16" table:formula="of:=['file:///Users/robertozariquiey/Downloads/Lengua1'#$Lengua1.C32]" office:value-type="float" office:value="0" calcext:value-type="float">
            <text:p>0</text:p>
          </table:table-cell>
          <table:table-cell table:style-name="ce16" table:formula="of:=['file:///Users/robertozariquiey/Downloads/Lengua1'#$Lengua1.C33]" office:value-type="float" office:value="0" calcext:value-type="float">
            <text:p>0</text:p>
          </table:table-cell>
          <table:table-cell table:style-name="ce16" table:formula="of:=['file:///Users/robertozariquiey/Downloads/Lengua1'#$Lengua1.C34]" office:value-type="float" office:value="0" calcext:value-type="float">
            <text:p>0</text:p>
          </table:table-cell>
          <table:table-cell table:style-name="ce16" table:formula="of:=['file:///Users/robertozariquiey/Downloads/Lengua1'#$Lengua1.C35]" office:value-type="float" office:value="0" calcext:value-type="float">
            <text:p>0</text:p>
          </table:table-cell>
          <table:table-cell table:style-name="ce16" table:formula="of:=['file:///Users/robertozariquiey/Downloads/Lengua1'#$Lengua1.C36]" office:value-type="float" office:value="0" calcext:value-type="float">
            <text:p>0</text:p>
          </table:table-cell>
          <table:table-cell table:style-name="ce16" table:formula="of:=['file:///Users/robertozariquiey/Downloads/Lengua1'#$Lengua1.C38]" office:value-type="float" office:value="0" calcext:value-type="float">
            <text:p>0</text:p>
          </table:table-cell>
          <table:table-cell table:style-name="ce16" table:formula="of:=['file:///Users/robertozariquiey/Downloads/Lengua1'#$Lengua1.C40]" office:value-type="float" office:value="0" calcext:value-type="float">
            <text:p>0</text:p>
          </table:table-cell>
          <table:table-cell table:style-name="ce16" table:formula="of:=['file:///Users/robertozariquiey/Downloads/Lengua1'#$Lengua1.C42]" office:value-type="float" office:value="0" calcext:value-type="float">
            <text:p>0</text:p>
          </table:table-cell>
          <table:table-cell table:style-name="ce16" table:formula="of:=['file:///Users/robertozariquiey/Downloads/Lengua1'#$Lengua1.C43]" office:value-type="float" office:value="0" calcext:value-type="float">
            <text:p>0</text:p>
          </table:table-cell>
          <table:table-cell table:style-name="ce16" table:formula="of:=['file:///Users/robertozariquiey/Downloads/Lengua1'#$Lengua1.C44]" office:value-type="float" office:value="0" calcext:value-type="float">
            <text:p>0</text:p>
          </table:table-cell>
          <table:table-cell table:style-name="ce16" table:formula="of:=['file:///Users/robertozariquiey/Downloads/Lengua1'#$Lengua1.C45]" office:value-type="float" office:value="0" calcext:value-type="float">
            <text:p>0</text:p>
          </table:table-cell>
          <table:table-cell table:style-name="ce16" table:formula="of:=['file:///Users/robertozariquiey/Downloads/Lengua1'#$Lengua1.C46]" office:value-type="float" office:value="0" calcext:value-type="float">
            <text:p>0</text:p>
          </table:table-cell>
          <table:table-cell table:style-name="ce16" table:formula="of:=['file:///Users/robertozariquiey/Downloads/Lengua1'#$Lengua1.C47]" office:value-type="float" office:value="0" calcext:value-type="float">
            <text:p>0</text:p>
          </table:table-cell>
          <table:table-cell table:style-name="ce16" table:formula="of:=['file:///Users/robertozariquiey/Downloads/Lengua1'#$Lengua1.C48]" office:value-type="float" office:value="0" calcext:value-type="float">
            <text:p>0</text:p>
          </table:table-cell>
          <table:table-cell table:style-name="ce16" table:formula="of:=['file:///Users/robertozariquiey/Downloads/Lengua1'#$Lengua1.C49]" office:value-type="float" office:value="0" calcext:value-type="float">
            <text:p>0</text:p>
          </table:table-cell>
          <table:table-cell table:style-name="ce16" table:formula="of:=['file:///Users/robertozariquiey/Downloads/Lengua1'#$Lengua1.C50]" office:value-type="float" office:value="0" calcext:value-type="float">
            <text:p>0</text:p>
          </table:table-cell>
          <table:table-cell table:style-name="ce16" table:formula="of:=['file:///Users/robertozariquiey/Downloads/Lengua1'#$Lengua1.C51]" office:value-type="float" office:value="0" calcext:value-type="float">
            <text:p>0</text:p>
          </table:table-cell>
          <table:table-cell table:style-name="ce16" table:formula="of:=['file:///Users/robertozariquiey/Downloads/Lengua1'#$Lengua1.C52]" office:value-type="float" office:value="0" calcext:value-type="float">
            <text:p>0</text:p>
          </table:table-cell>
          <table:table-cell table:style-name="ce16" table:formula="of:=['file:///Users/robertozariquiey/Downloads/Lengua1'#$Lengua1.C53]" office:value-type="float" office:value="0" calcext:value-type="float">
            <text:p>0</text:p>
          </table:table-cell>
          <table:table-cell table:style-name="ce16" table:formula="of:=['file:///Users/robertozariquiey/Downloads/Lengua1'#$Lengua1.C54]" office:value-type="float" office:value="0" calcext:value-type="float">
            <text:p>0</text:p>
          </table:table-cell>
          <table:table-cell table:style-name="ce16" table:formula="of:=['file:///Users/robertozariquiey/Downloads/Lengua1'#$Lengua1.C55]" office:value-type="float" office:value="0" calcext:value-type="float">
            <text:p>0</text:p>
          </table:table-cell>
          <table:table-cell table:style-name="ce16" table:formula="of:=['file:///Users/robertozariquiey/Downloads/Lengua1'#$Lengua1.C56]" office:value-type="float" office:value="0" calcext:value-type="float">
            <text:p>0</text:p>
          </table:table-cell>
          <table:table-cell table:style-name="ce16" table:formula="of:=['file:///Users/robertozariquiey/Downloads/Lengua1'#$Lengua1.C57]" office:value-type="float" office:value="0" calcext:value-type="float">
            <text:p>0</text:p>
          </table:table-cell>
          <table:table-cell table:style-name="ce16" table:formula="of:=['file:///Users/robertozariquiey/Downloads/Lengua1'#$Lengua1.C58]" office:value-type="float" office:value="0" calcext:value-type="float">
            <text:p>0</text:p>
          </table:table-cell>
          <table:table-cell table:style-name="ce16" table:formula="of:=['file:///Users/robertozariquiey/Downloads/Lengua1'#$Lengua1.C59]" office:value-type="float" office:value="0" calcext:value-type="float">
            <text:p>0</text:p>
          </table:table-cell>
          <table:table-cell table:style-name="ce16" table:formula="of:=['file:///Users/robertozariquiey/Downloads/Lengua1'#$Lengua1.C60]" office:value-type="float" office:value="0" calcext:value-type="float">
            <text:p>0</text:p>
          </table:table-cell>
          <table:table-cell table:style-name="ce16" table:formula="of:=['file:///Users/robertozariquiey/Downloads/Lengua1'#$Lengua1.C61]" office:value-type="float" office:value="0" calcext:value-type="float">
            <text:p>0</text:p>
          </table:table-cell>
          <table:table-cell table:style-name="ce16" table:formula="of:=['file:///Users/robertozariquiey/Downloads/Lengua1'#$Lengua1.C62]" office:value-type="float" office:value="0" calcext:value-type="float">
            <text:p>0</text:p>
          </table:table-cell>
          <table:table-cell table:style-name="ce16" table:formula="of:=['file:///Users/robertozariquiey/Downloads/Lengua1'#$Lengua1.C63]" office:value-type="float" office:value="0" calcext:value-type="float">
            <text:p>0</text:p>
          </table:table-cell>
          <table:table-cell table:style-name="ce16" table:formula="of:=['file:///Users/robertozariquiey/Downloads/Lengua1'#$Lengua1.C64]" office:value-type="float" office:value="0" calcext:value-type="float">
            <text:p>0</text:p>
          </table:table-cell>
          <table:table-cell table:style-name="ce16" table:formula="of:=['file:///Users/robertozariquiey/Downloads/Lengua1'#$Lengua1.C65]" office:value-type="float" office:value="0" calcext:value-type="float">
            <text:p>0</text:p>
          </table:table-cell>
          <table:table-cell table:style-name="ce16" table:formula="of:=['file:///Users/robertozariquiey/Downloads/Lengua1'#$Lengua1.C66]" office:value-type="float" office:value="0" calcext:value-type="float">
            <text:p>0</text:p>
          </table:table-cell>
          <table:table-cell table:style-name="ce16" table:formula="of:=['file:///Users/robertozariquiey/Downloads/Lengua1'#$Lengua1.C67]" office:value-type="float" office:value="0" calcext:value-type="float">
            <text:p>0</text:p>
          </table:table-cell>
          <table:table-cell table:style-name="ce16" table:formula="of:=['file:///Users/robertozariquiey/Downloads/Lengua1'#$Lengua1.C68]" office:value-type="float" office:value="0" calcext:value-type="float">
            <text:p>0</text:p>
          </table:table-cell>
          <table:table-cell table:style-name="ce16" table:formula="of:=['file:///Users/robertozariquiey/Downloads/Lengua1'#$Lengua1.C69]" office:value-type="float" office:value="0" calcext:value-type="float">
            <text:p>0</text:p>
          </table:table-cell>
          <table:table-cell table:style-name="ce16" table:formula="of:=['file:///Users/robertozariquiey/Downloads/Lengua1'#$Lengua1.C70]" office:value-type="float" office:value="0" calcext:value-type="float">
            <text:p>0</text:p>
          </table:table-cell>
          <table:table-cell table:style-name="ce16" table:formula="of:=['file:///Users/robertozariquiey/Downloads/Lengua1'#$Lengua1.C71]" office:value-type="float" office:value="0" calcext:value-type="float">
            <text:p>0</text:p>
          </table:table-cell>
          <table:table-cell table:style-name="ce16" table:formula="of:=['file:///Users/robertozariquiey/Downloads/Lengua1'#$Lengua1.C72]" office:value-type="float" office:value="0" calcext:value-type="float">
            <text:p>0</text:p>
          </table:table-cell>
          <table:table-cell table:style-name="ce16" table:formula="of:=['file:///Users/robertozariquiey/Downloads/Lengua1'#$Lengua1.C73]" office:value-type="float" office:value="0" calcext:value-type="float">
            <text:p>0</text:p>
          </table:table-cell>
          <table:table-cell table:style-name="ce16" table:formula="of:=['file:///Users/robertozariquiey/Downloads/Lengua1'#$Lengua1.C74]" office:value-type="float" office:value="0" calcext:value-type="float">
            <text:p>0</text:p>
          </table:table-cell>
          <table:table-cell table:style-name="ce16" table:formula="of:=['file:///Users/robertozariquiey/Downloads/Lengua1'#$Lengua1.C75]" office:value-type="float" office:value="0" calcext:value-type="float">
            <text:p>0</text:p>
          </table:table-cell>
          <table:table-cell table:style-name="ce16" table:formula="of:=['file:///Users/robertozariquiey/Downloads/Lengua1'#$Lengua1.C76]" office:value-type="float" office:value="0" calcext:value-type="float">
            <text:p>0</text:p>
          </table:table-cell>
          <table:table-cell table:style-name="ce16" table:formula="of:=['file:///Users/robertozariquiey/Downloads/Lengua1'#$Lengua1.C77]" office:value-type="float" office:value="0" calcext:value-type="float">
            <text:p>0</text:p>
          </table:table-cell>
          <table:table-cell table:style-name="ce16" table:formula="of:=['file:///Users/robertozariquiey/Downloads/Lengua1'#$Lengua1.C78]" office:value-type="float" office:value="0" calcext:value-type="float">
            <text:p>0</text:p>
          </table:table-cell>
          <table:table-cell table:style-name="ce16" table:formula="of:=['file:///Users/robertozariquiey/Downloads/Lengua1'#$Lengua1.C79]" office:value-type="float" office:value="0" calcext:value-type="float">
            <text:p>0</text:p>
          </table:table-cell>
          <table:table-cell table:style-name="ce16" table:formula="of:=['file:///Users/robertozariquiey/Downloads/Lengua1'#$Lengua1.C80]" office:value-type="float" office:value="0" calcext:value-type="float">
            <text:p>0</text:p>
          </table:table-cell>
          <table:table-cell table:style-name="ce16" table:formula="of:=['file:///Users/robertozariquiey/Downloads/Lengua1'#$Lengua1.C81]" office:value-type="float" office:value="0" calcext:value-type="float">
            <text:p>0</text:p>
          </table:table-cell>
          <table:table-cell table:style-name="ce16" table:formula="of:=['file:///Users/robertozariquiey/Downloads/Lengua1'#$Lengua1.C82]" office:value-type="float" office:value="0" calcext:value-type="float">
            <text:p>0</text:p>
          </table:table-cell>
          <table:table-cell table:style-name="ce16" table:formula="of:=['file:///Users/robertozariquiey/Downloads/Lengua1'#$Lengua1.C83]" office:value-type="float" office:value="0" calcext:value-type="float">
            <text:p>0</text:p>
          </table:table-cell>
          <table:table-cell table:style-name="ce16" table:formula="of:=['file:///Users/robertozariquiey/Downloads/Lengua1'#$Lengua1.C84]" office:value-type="float" office:value="0" calcext:value-type="float">
            <text:p>0</text:p>
          </table:table-cell>
          <table:table-cell table:style-name="ce16" table:formula="of:=['file:///Users/robertozariquiey/Downloads/Lengua1'#$Lengua1.C85]" office:value-type="float" office:value="0" calcext:value-type="float">
            <text:p>0</text:p>
          </table:table-cell>
          <table:table-cell table:style-name="ce16" table:formula="of:=['file:///Users/robertozariquiey/Downloads/Lengua1'#$Lengua1.C88]" office:value-type="float" office:value="0" calcext:value-type="float">
            <text:p>0</text:p>
          </table:table-cell>
          <table:table-cell table:style-name="ce16" table:formula="of:=['file:///Users/robertozariquiey/Downloads/Lengua1'#$Lengua1.C89]" office:value-type="float" office:value="0" calcext:value-type="float">
            <text:p>0</text:p>
          </table:table-cell>
          <table:table-cell table:style-name="ce16" table:formula="of:=['file:///Users/robertozariquiey/Downloads/Lengua1'#$Lengua1.C90]" office:value-type="float" office:value="0" calcext:value-type="float">
            <text:p>0</text:p>
          </table:table-cell>
          <table:table-cell table:style-name="ce16" table:formula="of:=['file:///Users/robertozariquiey/Downloads/Lengua1'#$Lengua1.C91]" office:value-type="float" office:value="0" calcext:value-type="float">
            <text:p>0</text:p>
          </table:table-cell>
          <table:table-cell table:style-name="ce16" table:formula="of:=['file:///Users/robertozariquiey/Downloads/Lengua1'#$Lengua1.C92]" office:value-type="float" office:value="0" calcext:value-type="float">
            <text:p>0</text:p>
          </table:table-cell>
          <table:table-cell table:style-name="ce16" table:formula="of:=['file:///Users/robertozariquiey/Downloads/Lengua1'#$Lengua1.C93]" office:value-type="float" office:value="0" calcext:value-type="float">
            <text:p>0</text:p>
          </table:table-cell>
          <table:table-cell table:style-name="ce16" table:formula="of:=['file:///Users/robertozariquiey/Downloads/Lengua1'#$Lengua1.C94]" office:value-type="float" office:value="0" calcext:value-type="float">
            <text:p>0</text:p>
          </table:table-cell>
          <table:table-cell table:style-name="ce16" table:formula="of:=['file:///Users/robertozariquiey/Downloads/Lengua1'#$Lengua1.C95]" office:value-type="float" office:value="0" calcext:value-type="float">
            <text:p>0</text:p>
          </table:table-cell>
          <table:table-cell table:style-name="ce16" table:formula="of:=['file:///Users/robertozariquiey/Downloads/Lengua1'#$Lengua1.C96]" office:value-type="float" office:value="0" calcext:value-type="float">
            <text:p>0</text:p>
          </table:table-cell>
          <table:table-cell table:style-name="ce16" table:formula="of:=['file:///Users/robertozariquiey/Downloads/Lengua1'#$Lengua1.C97]" office:value-type="float" office:value="0" calcext:value-type="float">
            <text:p>0</text:p>
          </table:table-cell>
          <table:table-cell table:style-name="ce16" table:formula="of:=['file:///Users/robertozariquiey/Downloads/Lengua1'#$Lengua1.C98]" office:value-type="float" office:value="0" calcext:value-type="float">
            <text:p>0</text:p>
          </table:table-cell>
          <table:table-cell table:style-name="ce16" table:formula="of:=['file:///Users/robertozariquiey/Downloads/Lengua1'#$Lengua1.C99]" office:value-type="float" office:value="0" calcext:value-type="float">
            <text:p>0</text:p>
          </table:table-cell>
          <table:table-cell table:style-name="ce16" table:formula="of:=['file:///Users/robertozariquiey/Downloads/Lengua1'#$Lengua1.C100]" office:value-type="float" office:value="0" calcext:value-type="float">
            <text:p>0</text:p>
          </table:table-cell>
          <table:table-cell table:style-name="ce16" table:formula="of:=['file:///Users/robertozariquiey/Downloads/Lengua1'#$Lengua1.C101]" office:value-type="float" office:value="0" calcext:value-type="float">
            <text:p>0</text:p>
          </table:table-cell>
          <table:table-cell table:style-name="ce16" table:formula="of:=['file:///Users/robertozariquiey/Downloads/Lengua1'#$Lengua1.C102]" office:value-type="float" office:value="0" calcext:value-type="float">
            <text:p>0</text:p>
          </table:table-cell>
          <table:table-cell table:style-name="ce16" table:formula="of:=['file:///Users/robertozariquiey/Downloads/Lengua1'#$Lengua1.C103]" office:value-type="float" office:value="0" calcext:value-type="float">
            <text:p>0</text:p>
          </table:table-cell>
          <table:table-cell table:style-name="ce16" table:formula="of:=['file:///Users/robertozariquiey/Downloads/Lengua1'#$Lengua1.C104]" office:value-type="float" office:value="0" calcext:value-type="float">
            <text:p>0</text:p>
          </table:table-cell>
          <table:table-cell table:style-name="ce16" table:formula="of:=['file:///Users/robertozariquiey/Downloads/Lengua1'#$Lengua1.C105]" office:value-type="float" office:value="0" calcext:value-type="float">
            <text:p>0</text:p>
          </table:table-cell>
          <table:table-cell table:style-name="ce16" table:formula="of:=['file:///Users/robertozariquiey/Downloads/Lengua1'#$Lengua1.C106]" office:value-type="float" office:value="0" calcext:value-type="float">
            <text:p>0</text:p>
          </table:table-cell>
          <table:table-cell table:style-name="ce16" table:formula="of:=['file:///Users/robertozariquiey/Downloads/Lengua1'#$Lengua1.C107]" office:value-type="float" office:value="0" calcext:value-type="float">
            <text:p>0</text:p>
          </table:table-cell>
          <table:table-cell table:style-name="ce16" table:formula="of:=['file:///Users/robertozariquiey/Downloads/Lengua1'#$Lengua1.C108]" office:value-type="float" office:value="0" calcext:value-type="float">
            <text:p>0</text:p>
          </table:table-cell>
          <table:table-cell table:style-name="ce16" table:formula="of:=['file:///Users/robertozariquiey/Downloads/Lengua1'#$Lengua1.C109]" office:value-type="float" office:value="0" calcext:value-type="float">
            <text:p>0</text:p>
          </table:table-cell>
          <table:table-cell table:style-name="ce16" table:formula="of:=['file:///Users/robertozariquiey/Downloads/Lengua1'#$Lengua1.C110]" office:value-type="float" office:value="0" calcext:value-type="float">
            <text:p>0</text:p>
          </table:table-cell>
          <table:table-cell table:style-name="ce16" table:formula="of:=['file:///Users/robertozariquiey/Downloads/Lengua1'#$Lengua1.C111]" office:value-type="float" office:value="0" calcext:value-type="float">
            <text:p>0</text:p>
          </table:table-cell>
          <table:table-cell table:style-name="ce16" table:formula="of:=['file:///Users/robertozariquiey/Downloads/Lengua1'#$Lengua1.C112]" office:value-type="float" office:value="0" calcext:value-type="float">
            <text:p>0</text:p>
          </table:table-cell>
          <table:table-cell table:style-name="ce16" table:formula="of:=['file:///Users/robertozariquiey/Downloads/Lengua1'#$Lengua1.C113]" office:value-type="float" office:value="0" calcext:value-type="float">
            <text:p>0</text:p>
          </table:table-cell>
          <table:table-cell table:style-name="ce16" table:formula="of:=['file:///Users/robertozariquiey/Downloads/Lengua1'#$Lengua1.C114]" office:value-type="float" office:value="0" calcext:value-type="float">
            <text:p>0</text:p>
          </table:table-cell>
          <table:table-cell table:style-name="ce16" table:formula="of:=['file:///Users/robertozariquiey/Downloads/Lengua1'#$Lengua1.C115]" office:value-type="float" office:value="0" calcext:value-type="float">
            <text:p>0</text:p>
          </table:table-cell>
          <table:table-cell table:style-name="ce16" table:formula="of:=['file:///Users/robertozariquiey/Downloads/Lengua1'#$Lengua1.C116]" office:value-type="float" office:value="0" calcext:value-type="float">
            <text:p>0</text:p>
          </table:table-cell>
          <table:table-cell table:style-name="ce16" table:formula="of:=['file:///Users/robertozariquiey/Downloads/Lengua1'#$Lengua1.C117]" office:value-type="float" office:value="0" calcext:value-type="float">
            <text:p>0</text:p>
          </table:table-cell>
          <table:table-cell table:style-name="ce16" table:formula="of:=['file:///Users/robertozariquiey/Downloads/Lengua1'#$Lengua1.C118]" office:value-type="float" office:value="0" calcext:value-type="float">
            <text:p>0</text:p>
          </table:table-cell>
          <table:table-cell table:style-name="ce16" table:formula="of:=['file:///Users/robertozariquiey/Downloads/Lengua1'#$Lengua1.C119]" office:value-type="float" office:value="0" calcext:value-type="float">
            <text:p>0</text:p>
          </table:table-cell>
          <table:table-cell table:style-name="ce16" table:formula="of:=['file:///Users/robertozariquiey/Downloads/Lengua1'#$Lengua1.C120]" office:value-type="float" office:value="0" calcext:value-type="float">
            <text:p>0</text:p>
          </table:table-cell>
          <table:table-cell table:style-name="ce16" table:formula="of:=['file:///Users/robertozariquiey/Downloads/Lengua1'#$Lengua1.C121]" office:value-type="float" office:value="0" calcext:value-type="float">
            <text:p>0</text:p>
          </table:table-cell>
          <table:table-cell table:style-name="ce16" table:formula="of:=['file:///Users/robertozariquiey/Downloads/Lengua1'#$Lengua1.C122]" office:value-type="float" office:value="0" calcext:value-type="float">
            <text:p>0</text:p>
          </table:table-cell>
          <table:table-cell table:style-name="ce16" table:formula="of:=['file:///Users/robertozariquiey/Downloads/Lengua1'#$Lengua1.C123]" office:value-type="float" office:value="0" calcext:value-type="float">
            <text:p>0</text:p>
          </table:table-cell>
          <table:table-cell table:style-name="ce16" table:formula="of:=['file:///Users/robertozariquiey/Downloads/Lengua1'#$Lengua1.C124]" office:value-type="float" office:value="0" calcext:value-type="float">
            <text:p>0</text:p>
          </table:table-cell>
          <table:table-cell table:style-name="ce16" table:formula="of:=['file:///Users/robertozariquiey/Downloads/Lengua1'#$Lengua1.C125]" office:value-type="float" office:value="0" calcext:value-type="float">
            <text:p>0</text:p>
          </table:table-cell>
          <table:table-cell table:style-name="ce16" table:formula="of:=['file:///Users/robertozariquiey/Downloads/Lengua1'#$Lengua1.C126]" office:value-type="float" office:value="0" calcext:value-type="float">
            <text:p>0</text:p>
          </table:table-cell>
          <table:table-cell table:style-name="ce16" table:formula="of:=['file:///Users/robertozariquiey/Downloads/Lengua1'#$Lengua1.C127]" office:value-type="float" office:value="0" calcext:value-type="float">
            <text:p>0</text:p>
          </table:table-cell>
          <table:table-cell table:style-name="ce16" table:formula="of:=['file:///Users/robertozariquiey/Downloads/Lengua1'#$Lengua1.C128]" office:value-type="float" office:value="0" calcext:value-type="float">
            <text:p>0</text:p>
          </table:table-cell>
          <table:table-cell table:style-name="ce16" table:formula="of:=['file:///Users/robertozariquiey/Downloads/Lengua1'#$Lengua1.C129]" office:value-type="float" office:value="0" calcext:value-type="float">
            <text:p>0</text:p>
          </table:table-cell>
          <table:table-cell table:style-name="ce16" table:formula="of:=['file:///Users/robertozariquiey/Downloads/Lengua1'#$Lengua1.C130]" office:value-type="float" office:value="0" calcext:value-type="float">
            <text:p>0</text:p>
          </table:table-cell>
          <table:table-cell table:style-name="ce16" table:formula="of:=['file:///Users/robertozariquiey/Downloads/Lengua1'#$Lengua1.C131]" office:value-type="float" office:value="0" calcext:value-type="float">
            <text:p>0</text:p>
          </table:table-cell>
          <table:table-cell table:style-name="ce16" table:formula="of:=['file:///Users/robertozariquiey/Downloads/Lengua1'#$Lengua1.C132]" office:value-type="float" office:value="0" calcext:value-type="float">
            <text:p>0</text:p>
          </table:table-cell>
          <table:table-cell table:style-name="ce16" table:formula="of:=['file:///Users/robertozariquiey/Downloads/Lengua1'#$Lengua1.C133]" office:value-type="float" office:value="0" calcext:value-type="float">
            <text:p>0</text:p>
          </table:table-cell>
          <table:table-cell table:style-name="ce16" table:formula="of:=['file:///Users/robertozariquiey/Downloads/Lengua1'#$Lengua1.C134]" office:value-type="float" office:value="0" calcext:value-type="float">
            <text:p>0</text:p>
          </table:table-cell>
          <table:table-cell table:style-name="ce16" table:formula="of:=['file:///Users/robertozariquiey/Downloads/Lengua1'#$Lengua1.C135]" office:value-type="float" office:value="0" calcext:value-type="float">
            <text:p>0</text:p>
          </table:table-cell>
          <table:table-cell table:style-name="ce16" table:formula="of:=['file:///Users/robertozariquiey/Downloads/Lengua1'#$Lengua1.C136]" office:value-type="float" office:value="0" calcext:value-type="float">
            <text:p>0</text:p>
          </table:table-cell>
          <table:table-cell table:style-name="ce16" table:formula="of:=['file:///Users/robertozariquiey/Downloads/Lengua1'#$Lengua1.C137]" office:value-type="float" office:value="0" calcext:value-type="float">
            <text:p>0</text:p>
          </table:table-cell>
          <table:table-cell table:style-name="ce16" table:formula="of:=['file:///Users/robertozariquiey/Downloads/Lengua1'#$Lengua1.C138]" office:value-type="float" office:value="0" calcext:value-type="float">
            <text:p>0</text:p>
          </table:table-cell>
          <table:table-cell table:style-name="ce16" table:formula="of:=['file:///Users/robertozariquiey/Downloads/Lengua1'#$Lengua1.C139]" office:value-type="float" office:value="0" calcext:value-type="float">
            <text:p>0</text:p>
          </table:table-cell>
          <table:table-cell table:style-name="ce16" table:formula="of:=['file:///Users/robertozariquiey/Downloads/Lengua1'#$Lengua1.C140]" office:value-type="float" office:value="0" calcext:value-type="float">
            <text:p>0</text:p>
          </table:table-cell>
          <table:table-cell table:style-name="ce16" table:formula="of:=['file:///Users/robertozariquiey/Downloads/Lengua1'#$Lengua1.C141]" office:value-type="float" office:value="0" calcext:value-type="float">
            <text:p>0</text:p>
          </table:table-cell>
          <table:table-cell table:style-name="ce16" table:formula="of:=['file:///Users/robertozariquiey/Downloads/Lengua1'#$Lengua1.C142]" office:value-type="float" office:value="0" calcext:value-type="float">
            <text:p>0</text:p>
          </table:table-cell>
          <table:table-cell table:style-name="ce16" table:formula="of:=['file:///Users/robertozariquiey/Downloads/Lengua1'#$Lengua1.C143]" office:value-type="float" office:value="0" calcext:value-type="float">
            <text:p>0</text:p>
          </table:table-cell>
          <table:table-cell table:style-name="ce16" table:formula="of:=['file:///Users/robertozariquiey/Downloads/Lengua1'#$Lengua1.C144]" office:value-type="float" office:value="0" calcext:value-type="float">
            <text:p>0</text:p>
          </table:table-cell>
          <table:table-cell table:style-name="ce16" table:formula="of:=['file:///Users/robertozariquiey/Downloads/Lengua1'#$Lengua1.C145]" office:value-type="float" office:value="0" calcext:value-type="float">
            <text:p>0</text:p>
          </table:table-cell>
          <table:table-cell table:style-name="ce16" table:formula="of:=['file:///Users/robertozariquiey/Downloads/Lengua1'#$Lengua1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2</text:p>
          </table:table-cell>
          <table:table-cell table:style-name="ce28" table:formula="of:=['file:///Users/robertozariquiey/Downloads/Lengua2'#$Lengua2.C3]" office:value-type="float" office:value="0" calcext:value-type="float">
            <text:p>0</text:p>
          </table:table-cell>
          <table:table-cell table:style-name="ce16" table:formula="of:=['file:///Users/robertozariquiey/Downloads/Lengua2'#$Lengua2.C4]" office:value-type="float" office:value="0" calcext:value-type="float">
            <text:p>0</text:p>
          </table:table-cell>
          <table:table-cell table:style-name="ce16" table:formula="of:=['file:///Users/robertozariquiey/Downloads/Lengua2'#$Lengua2.C5]" office:value-type="float" office:value="0" calcext:value-type="float">
            <text:p>0</text:p>
          </table:table-cell>
          <table:table-cell table:style-name="ce16" table:formula="of:=['file:///Users/robertozariquiey/Downloads/Lengua2'#$Lengua2.C6]" office:value-type="float" office:value="0" calcext:value-type="float">
            <text:p>0</text:p>
          </table:table-cell>
          <table:table-cell table:style-name="ce16" table:formula="of:=['file:///Users/robertozariquiey/Downloads/Lengua2'#$Lengua2.C7]" office:value-type="float" office:value="0" calcext:value-type="float">
            <text:p>0</text:p>
          </table:table-cell>
          <table:table-cell table:style-name="ce16" table:formula="of:=['file:///Users/robertozariquiey/Downloads/Lengua2'#$Lengua2.C8]" office:value-type="float" office:value="0" calcext:value-type="float">
            <text:p>0</text:p>
          </table:table-cell>
          <table:table-cell table:style-name="ce16" table:formula="of:=['file:///Users/robertozariquiey/Downloads/Lengua2'#$Lengua2.C9]" office:value-type="float" office:value="0" calcext:value-type="float">
            <text:p>0</text:p>
          </table:table-cell>
          <table:table-cell table:style-name="ce16" table:formula="of:=['file:///Users/robertozariquiey/Downloads/Lengua2'#$Lengua2.C10]" office:value-type="float" office:value="0" calcext:value-type="float">
            <text:p>0</text:p>
          </table:table-cell>
          <table:table-cell table:style-name="ce16" table:formula="of:=['file:///Users/robertozariquiey/Downloads/Lengua2'#$Lengua2.C11]" office:value-type="float" office:value="0" calcext:value-type="float">
            <text:p>0</text:p>
          </table:table-cell>
          <table:table-cell table:style-name="ce16" table:formula="of:=['file:///Users/robertozariquiey/Downloads/Lengua2'#$Lengua2.C14]" office:value-type="float" office:value="0" calcext:value-type="float">
            <text:p>0</text:p>
          </table:table-cell>
          <table:table-cell table:style-name="ce16" table:formula="of:=['file:///Users/robertozariquiey/Downloads/Lengua2'#$Lengua2.C15]" office:value-type="float" office:value="0" calcext:value-type="float">
            <text:p>0</text:p>
          </table:table-cell>
          <table:table-cell table:style-name="ce16" table:formula="of:=['file:///Users/robertozariquiey/Downloads/Lengua2'#$Lengua2.C16]" office:value-type="float" office:value="0" calcext:value-type="float">
            <text:p>0</text:p>
          </table:table-cell>
          <table:table-cell table:style-name="ce16" table:formula="of:=['file:///Users/robertozariquiey/Downloads/Lengua2'#$Lengua2.C17]" office:value-type="float" office:value="0" calcext:value-type="float">
            <text:p>0</text:p>
          </table:table-cell>
          <table:table-cell table:style-name="ce16" table:formula="of:=['file:///Users/robertozariquiey/Downloads/Lengua2'#$Lengua2.C18]" office:value-type="float" office:value="0" calcext:value-type="float">
            <text:p>0</text:p>
          </table:table-cell>
          <table:table-cell table:style-name="ce16" table:formula="of:=['file:///Users/robertozariquiey/Downloads/Lengua2'#$Lengua2.C19]" office:value-type="float" office:value="0" calcext:value-type="float">
            <text:p>0</text:p>
          </table:table-cell>
          <table:table-cell table:style-name="ce16" table:formula="of:=['file:///Users/robertozariquiey/Downloads/Lengua2'#$Lengua2.C20]" office:value-type="float" office:value="0" calcext:value-type="float">
            <text:p>0</text:p>
          </table:table-cell>
          <table:table-cell table:style-name="ce16" table:formula="of:=['file:///Users/robertozariquiey/Downloads/Lengua2'#$Lengua2.C21]" office:value-type="float" office:value="0" calcext:value-type="float">
            <text:p>0</text:p>
          </table:table-cell>
          <table:table-cell table:style-name="ce16" table:formula="of:=['file:///Users/robertozariquiey/Downloads/Lengua2'#$Lengua2.C22]" office:value-type="float" office:value="0" calcext:value-type="float">
            <text:p>0</text:p>
          </table:table-cell>
          <table:table-cell table:style-name="ce16" table:formula="of:=['file:///Users/robertozariquiey/Downloads/Lengua2'#$Lengua2.C23]" office:value-type="float" office:value="0" calcext:value-type="float">
            <text:p>0</text:p>
          </table:table-cell>
          <table:table-cell table:style-name="ce16" table:formula="of:=['file:///Users/robertozariquiey/Downloads/Lengua1'#$Lengua1.C24]" office:value-type="float" office:value="0" calcext:value-type="float">
            <text:p>0</text:p>
          </table:table-cell>
          <table:table-cell table:style-name="ce16" table:formula="of:=['file:///Users/robertozariquiey/Downloads/Lengua2'#$Lengua2.C25]" office:value-type="float" office:value="0" calcext:value-type="float">
            <text:p>0</text:p>
          </table:table-cell>
          <table:table-cell table:style-name="ce16" table:formula="of:=['file:///Users/robertozariquiey/Downloads/Lengua2'#$Lengua2.C26]" office:value-type="float" office:value="0" calcext:value-type="float">
            <text:p>0</text:p>
          </table:table-cell>
          <table:table-cell table:style-name="ce16" table:formula="of:=['file:///Users/robertozariquiey/Downloads/Lengua2'#$Lengua2.C27]" office:value-type="float" office:value="0" calcext:value-type="float">
            <text:p>0</text:p>
          </table:table-cell>
          <table:table-cell table:style-name="ce16" table:formula="of:=['file:///Users/robertozariquiey/Downloads/Lengua2'#$Lengua2.C28]" office:value-type="float" office:value="0" calcext:value-type="float">
            <text:p>0</text:p>
          </table:table-cell>
          <table:table-cell table:style-name="ce16" table:formula="of:=['file:///Users/robertozariquiey/Downloads/Lengua2'#$Lengua2.C30]" office:value-type="float" office:value="0" calcext:value-type="float">
            <text:p>0</text:p>
          </table:table-cell>
          <table:table-cell table:style-name="ce16" table:formula="of:=['file:///Users/robertozariquiey/Downloads/Lengua2'#$Lengua2.C32]" office:value-type="float" office:value="0" calcext:value-type="float">
            <text:p>0</text:p>
          </table:table-cell>
          <table:table-cell table:style-name="ce16" table:formula="of:=['file:///Users/robertozariquiey/Downloads/Lengua2'#$Lengua2.C33]" office:value-type="float" office:value="0" calcext:value-type="float">
            <text:p>0</text:p>
          </table:table-cell>
          <table:table-cell table:style-name="ce16" table:formula="of:=['file:///Users/robertozariquiey/Downloads/Lengua2'#$Lengua2.C34]" office:value-type="float" office:value="0" calcext:value-type="float">
            <text:p>0</text:p>
          </table:table-cell>
          <table:table-cell table:style-name="ce16" table:formula="of:=['file:///Users/robertozariquiey/Downloads/Lengua2'#$Lengua2.C35]" office:value-type="float" office:value="0" calcext:value-type="float">
            <text:p>0</text:p>
          </table:table-cell>
          <table:table-cell table:style-name="ce16" table:formula="of:=['file:///Users/robertozariquiey/Downloads/Lengua2'#$Lengua2.C36]" office:value-type="float" office:value="0" calcext:value-type="float">
            <text:p>0</text:p>
          </table:table-cell>
          <table:table-cell table:style-name="ce16" table:formula="of:=['file:///Users/robertozariquiey/Downloads/Lengua2'#$Lengua2.C38]" office:value-type="float" office:value="0" calcext:value-type="float">
            <text:p>0</text:p>
          </table:table-cell>
          <table:table-cell table:style-name="ce16" table:formula="of:=['file:///Users/robertozariquiey/Downloads/Lengua2'#$Lengua2.C40]" office:value-type="float" office:value="0" calcext:value-type="float">
            <text:p>0</text:p>
          </table:table-cell>
          <table:table-cell table:style-name="ce16" table:formula="of:=['file:///Users/robertozariquiey/Downloads/Lengua2'#$Lengua2.C42]" office:value-type="float" office:value="0" calcext:value-type="float">
            <text:p>0</text:p>
          </table:table-cell>
          <table:table-cell table:style-name="ce16" table:formula="of:=['file:///Users/robertozariquiey/Downloads/Lengua2'#$Lengua2.C43]" office:value-type="float" office:value="0" calcext:value-type="float">
            <text:p>0</text:p>
          </table:table-cell>
          <table:table-cell table:style-name="ce16" table:formula="of:=['file:///Users/robertozariquiey/Downloads/Lengua2'#$Lengua2.C44]" office:value-type="float" office:value="0" calcext:value-type="float">
            <text:p>0</text:p>
          </table:table-cell>
          <table:table-cell table:style-name="ce16" table:formula="of:=['file:///Users/robertozariquiey/Downloads/Lengua2'#$Lengua2.C45]" office:value-type="float" office:value="0" calcext:value-type="float">
            <text:p>0</text:p>
          </table:table-cell>
          <table:table-cell table:style-name="ce16" table:formula="of:=['file:///Users/robertozariquiey/Downloads/Lengua2'#$Lengua2.C46]" office:value-type="float" office:value="0" calcext:value-type="float">
            <text:p>0</text:p>
          </table:table-cell>
          <table:table-cell table:style-name="ce16" table:formula="of:=['file:///Users/robertozariquiey/Downloads/Lengua2'#$Lengua2.C47]" office:value-type="float" office:value="0" calcext:value-type="float">
            <text:p>0</text:p>
          </table:table-cell>
          <table:table-cell table:style-name="ce16" table:formula="of:=['file:///Users/robertozariquiey/Downloads/Lengua2'#$Lengua2.C48]" office:value-type="float" office:value="0" calcext:value-type="float">
            <text:p>0</text:p>
          </table:table-cell>
          <table:table-cell table:style-name="ce16" table:formula="of:=['file:///Users/robertozariquiey/Downloads/Lengua2'#$Lengua2.C49]" office:value-type="float" office:value="0" calcext:value-type="float">
            <text:p>0</text:p>
          </table:table-cell>
          <table:table-cell table:style-name="ce16" table:formula="of:=['file:///Users/robertozariquiey/Downloads/Lengua2'#$Lengua2.C50]" office:value-type="float" office:value="0" calcext:value-type="float">
            <text:p>0</text:p>
          </table:table-cell>
          <table:table-cell table:style-name="ce16" table:formula="of:=['file:///Users/robertozariquiey/Downloads/Lengua2'#$Lengua2.C51]" office:value-type="float" office:value="0" calcext:value-type="float">
            <text:p>0</text:p>
          </table:table-cell>
          <table:table-cell table:style-name="ce16" table:formula="of:=['file:///Users/robertozariquiey/Downloads/Lengua2'#$Lengua2.C52]" office:value-type="float" office:value="0" calcext:value-type="float">
            <text:p>0</text:p>
          </table:table-cell>
          <table:table-cell table:style-name="ce16" table:formula="of:=['file:///Users/robertozariquiey/Downloads/Lengua2'#$Lengua2.C53]" office:value-type="float" office:value="0" calcext:value-type="float">
            <text:p>0</text:p>
          </table:table-cell>
          <table:table-cell table:style-name="ce16" table:formula="of:=['file:///Users/robertozariquiey/Downloads/Lengua2'#$Lengua2.C54]" office:value-type="float" office:value="0" calcext:value-type="float">
            <text:p>0</text:p>
          </table:table-cell>
          <table:table-cell table:style-name="ce16" table:formula="of:=['file:///Users/robertozariquiey/Downloads/Lengua2'#$Lengua2.C55]" office:value-type="float" office:value="0" calcext:value-type="float">
            <text:p>0</text:p>
          </table:table-cell>
          <table:table-cell table:style-name="ce16" table:formula="of:=['file:///Users/robertozariquiey/Downloads/Lengua2'#$Lengua2.C56]" office:value-type="float" office:value="0" calcext:value-type="float">
            <text:p>0</text:p>
          </table:table-cell>
          <table:table-cell table:style-name="ce16" table:formula="of:=['file:///Users/robertozariquiey/Downloads/Lengua2'#$Lengua2.C57]" office:value-type="float" office:value="0" calcext:value-type="float">
            <text:p>0</text:p>
          </table:table-cell>
          <table:table-cell table:style-name="ce16" table:formula="of:=['file:///Users/robertozariquiey/Downloads/Lengua2'#$Lengua2.C58]" office:value-type="float" office:value="0" calcext:value-type="float">
            <text:p>0</text:p>
          </table:table-cell>
          <table:table-cell table:style-name="ce16" table:formula="of:=['file:///Users/robertozariquiey/Downloads/Lengua2'#$Lengua2.C59]" office:value-type="float" office:value="0" calcext:value-type="float">
            <text:p>0</text:p>
          </table:table-cell>
          <table:table-cell table:style-name="ce16" table:formula="of:=['file:///Users/robertozariquiey/Downloads/Lengua2'#$Lengua2.C60]" office:value-type="float" office:value="0" calcext:value-type="float">
            <text:p>0</text:p>
          </table:table-cell>
          <table:table-cell table:style-name="ce16" table:formula="of:=['file:///Users/robertozariquiey/Downloads/Lengua2'#$Lengua2.C61]" office:value-type="float" office:value="0" calcext:value-type="float">
            <text:p>0</text:p>
          </table:table-cell>
          <table:table-cell table:style-name="ce16" table:formula="of:=['file:///Users/robertozariquiey/Downloads/Lengua2'#$Lengua2.C62]" office:value-type="float" office:value="0" calcext:value-type="float">
            <text:p>0</text:p>
          </table:table-cell>
          <table:table-cell table:style-name="ce16" table:formula="of:=['file:///Users/robertozariquiey/Downloads/Lengua2'#$Lengua2.C63]" office:value-type="float" office:value="0" calcext:value-type="float">
            <text:p>0</text:p>
          </table:table-cell>
          <table:table-cell table:style-name="ce16" table:formula="of:=['file:///Users/robertozariquiey/Downloads/Lengua2'#$Lengua2.C64]" office:value-type="float" office:value="0" calcext:value-type="float">
            <text:p>0</text:p>
          </table:table-cell>
          <table:table-cell table:style-name="ce16" table:formula="of:=['file:///Users/robertozariquiey/Downloads/Lengua2'#$Lengua2.C65]" office:value-type="float" office:value="0" calcext:value-type="float">
            <text:p>0</text:p>
          </table:table-cell>
          <table:table-cell table:style-name="ce16" table:formula="of:=['file:///Users/robertozariquiey/Downloads/Lengua2'#$Lengua2.C66]" office:value-type="float" office:value="0" calcext:value-type="float">
            <text:p>0</text:p>
          </table:table-cell>
          <table:table-cell table:style-name="ce16" table:formula="of:=['file:///Users/robertozariquiey/Downloads/Lengua2'#$Lengua2.C67]" office:value-type="float" office:value="0" calcext:value-type="float">
            <text:p>0</text:p>
          </table:table-cell>
          <table:table-cell table:style-name="ce16" table:formula="of:=['file:///Users/robertozariquiey/Downloads/Lengua2'#$Lengua2.C68]" office:value-type="float" office:value="0" calcext:value-type="float">
            <text:p>0</text:p>
          </table:table-cell>
          <table:table-cell table:style-name="ce16" table:formula="of:=['file:///Users/robertozariquiey/Downloads/Lengua2'#$Lengua2.C69]" office:value-type="float" office:value="0" calcext:value-type="float">
            <text:p>0</text:p>
          </table:table-cell>
          <table:table-cell table:style-name="ce16" table:formula="of:=['file:///Users/robertozariquiey/Downloads/Lengua2'#$Lengua2.C70]" office:value-type="float" office:value="0" calcext:value-type="float">
            <text:p>0</text:p>
          </table:table-cell>
          <table:table-cell table:style-name="ce16" table:formula="of:=['file:///Users/robertozariquiey/Downloads/Lengua2'#$Lengua2.C71]" office:value-type="float" office:value="0" calcext:value-type="float">
            <text:p>0</text:p>
          </table:table-cell>
          <table:table-cell table:style-name="ce16" table:formula="of:=['file:///Users/robertozariquiey/Downloads/Lengua2'#$Lengua2.C72]" office:value-type="float" office:value="0" calcext:value-type="float">
            <text:p>0</text:p>
          </table:table-cell>
          <table:table-cell table:style-name="ce16" table:formula="of:=['file:///Users/robertozariquiey/Downloads/Lengua2'#$Lengua2.C73]" office:value-type="float" office:value="0" calcext:value-type="float">
            <text:p>0</text:p>
          </table:table-cell>
          <table:table-cell table:style-name="ce16" table:formula="of:=['file:///Users/robertozariquiey/Downloads/Lengua2'#$Lengua2.C74]" office:value-type="float" office:value="0" calcext:value-type="float">
            <text:p>0</text:p>
          </table:table-cell>
          <table:table-cell table:style-name="ce16" table:formula="of:=['file:///Users/robertozariquiey/Downloads/Lengua2'#$Lengua2.C75]" office:value-type="float" office:value="0" calcext:value-type="float">
            <text:p>0</text:p>
          </table:table-cell>
          <table:table-cell table:style-name="ce16" table:formula="of:=['file:///Users/robertozariquiey/Downloads/Lengua2'#$Lengua2.C76]" office:value-type="float" office:value="0" calcext:value-type="float">
            <text:p>0</text:p>
          </table:table-cell>
          <table:table-cell table:style-name="ce16" table:formula="of:=['file:///Users/robertozariquiey/Downloads/Lengua2'#$Lengua2.C77]" office:value-type="float" office:value="0" calcext:value-type="float">
            <text:p>0</text:p>
          </table:table-cell>
          <table:table-cell table:style-name="ce16" table:formula="of:=['file:///Users/robertozariquiey/Downloads/Lengua2'#$Lengua2.C78]" office:value-type="float" office:value="0" calcext:value-type="float">
            <text:p>0</text:p>
          </table:table-cell>
          <table:table-cell table:style-name="ce16" table:formula="of:=['file:///Users/robertozariquiey/Downloads/Lengua2'#$Lengua2.C79]" office:value-type="float" office:value="0" calcext:value-type="float">
            <text:p>0</text:p>
          </table:table-cell>
          <table:table-cell table:style-name="ce16" table:formula="of:=['file:///Users/robertozariquiey/Downloads/Lengua2'#$Lengua2.C80]" office:value-type="float" office:value="0" calcext:value-type="float">
            <text:p>0</text:p>
          </table:table-cell>
          <table:table-cell table:style-name="ce16" table:formula="of:=['file:///Users/robertozariquiey/Downloads/Lengua2'#$Lengua2.C81]" office:value-type="float" office:value="0" calcext:value-type="float">
            <text:p>0</text:p>
          </table:table-cell>
          <table:table-cell table:style-name="ce16" table:formula="of:=['file:///Users/robertozariquiey/Downloads/Lengua2'#$Lengua2.C82]" office:value-type="float" office:value="0" calcext:value-type="float">
            <text:p>0</text:p>
          </table:table-cell>
          <table:table-cell table:style-name="ce16" table:formula="of:=['file:///Users/robertozariquiey/Downloads/Lengua2'#$Lengua2.C83]" office:value-type="float" office:value="0" calcext:value-type="float">
            <text:p>0</text:p>
          </table:table-cell>
          <table:table-cell table:style-name="ce16" table:formula="of:=['file:///Users/robertozariquiey/Downloads/Lengua2'#$Lengua2.C84]" office:value-type="float" office:value="0" calcext:value-type="float">
            <text:p>0</text:p>
          </table:table-cell>
          <table:table-cell table:style-name="ce16" table:formula="of:=['file:///Users/robertozariquiey/Downloads/Lengua2'#$Lengua2.C85]" office:value-type="float" office:value="0" calcext:value-type="float">
            <text:p>0</text:p>
          </table:table-cell>
          <table:table-cell table:style-name="ce16" table:formula="of:=['file:///Users/robertozariquiey/Downloads/Lengua2'#$Lengua2.C88]" office:value-type="float" office:value="0" calcext:value-type="float">
            <text:p>0</text:p>
          </table:table-cell>
          <table:table-cell table:style-name="ce16" table:formula="of:=['file:///Users/robertozariquiey/Downloads/Lengua2'#$Lengua2.C89]" office:value-type="float" office:value="0" calcext:value-type="float">
            <text:p>0</text:p>
          </table:table-cell>
          <table:table-cell table:style-name="ce16" table:formula="of:=['file:///Users/robertozariquiey/Downloads/Lengua2'#$Lengua2.C90]" office:value-type="float" office:value="0" calcext:value-type="float">
            <text:p>0</text:p>
          </table:table-cell>
          <table:table-cell table:style-name="ce16" table:formula="of:=['file:///Users/robertozariquiey/Downloads/Lengua2'#$Lengua2.C91]" office:value-type="float" office:value="0" calcext:value-type="float">
            <text:p>0</text:p>
          </table:table-cell>
          <table:table-cell table:style-name="ce16" table:formula="of:=['file:///Users/robertozariquiey/Downloads/Lengua2'#$Lengua2.C92]" office:value-type="float" office:value="0" calcext:value-type="float">
            <text:p>0</text:p>
          </table:table-cell>
          <table:table-cell table:style-name="ce16" table:formula="of:=['file:///Users/robertozariquiey/Downloads/Lengua2'#$Lengua2.C93]" office:value-type="float" office:value="0" calcext:value-type="float">
            <text:p>0</text:p>
          </table:table-cell>
          <table:table-cell table:style-name="ce16" table:formula="of:=['file:///Users/robertozariquiey/Downloads/Lengua2'#$Lengua2.C94]" office:value-type="float" office:value="0" calcext:value-type="float">
            <text:p>0</text:p>
          </table:table-cell>
          <table:table-cell table:style-name="ce16" table:formula="of:=['file:///Users/robertozariquiey/Downloads/Lengua2'#$Lengua2.C95]" office:value-type="float" office:value="0" calcext:value-type="float">
            <text:p>0</text:p>
          </table:table-cell>
          <table:table-cell table:style-name="ce16" table:formula="of:=['file:///Users/robertozariquiey/Downloads/Lengua2'#$Lengua2.C96]" office:value-type="float" office:value="0" calcext:value-type="float">
            <text:p>0</text:p>
          </table:table-cell>
          <table:table-cell table:style-name="ce16" table:formula="of:=['file:///Users/robertozariquiey/Downloads/Lengua2'#$Lengua2.C97]" office:value-type="float" office:value="0" calcext:value-type="float">
            <text:p>0</text:p>
          </table:table-cell>
          <table:table-cell table:style-name="ce16" table:formula="of:=['file:///Users/robertozariquiey/Downloads/Lengua2'#$Lengua2.C98]" office:value-type="float" office:value="0" calcext:value-type="float">
            <text:p>0</text:p>
          </table:table-cell>
          <table:table-cell table:style-name="ce16" table:formula="of:=['file:///Users/robertozariquiey/Downloads/Lengua2'#$Lengua2.C99]" office:value-type="float" office:value="0" calcext:value-type="float">
            <text:p>0</text:p>
          </table:table-cell>
          <table:table-cell table:style-name="ce16" table:formula="of:=['file:///Users/robertozariquiey/Downloads/Lengua2'#$Lengua2.C100]" office:value-type="float" office:value="0" calcext:value-type="float">
            <text:p>0</text:p>
          </table:table-cell>
          <table:table-cell table:style-name="ce16" table:formula="of:=['file:///Users/robertozariquiey/Downloads/Lengua2'#$Lengua2.C101]" office:value-type="float" office:value="0" calcext:value-type="float">
            <text:p>0</text:p>
          </table:table-cell>
          <table:table-cell table:style-name="ce16" table:formula="of:=['file:///Users/robertozariquiey/Downloads/Lengua2'#$Lengua2.C102]" office:value-type="float" office:value="0" calcext:value-type="float">
            <text:p>0</text:p>
          </table:table-cell>
          <table:table-cell table:style-name="ce16" table:formula="of:=['file:///Users/robertozariquiey/Downloads/Lengua2'#$Lengua2.C103]" office:value-type="float" office:value="0" calcext:value-type="float">
            <text:p>0</text:p>
          </table:table-cell>
          <table:table-cell table:style-name="ce16" table:formula="of:=['file:///Users/robertozariquiey/Downloads/Lengua2'#$Lengua2.C104]" office:value-type="float" office:value="0" calcext:value-type="float">
            <text:p>0</text:p>
          </table:table-cell>
          <table:table-cell table:style-name="ce16" table:formula="of:=['file:///Users/robertozariquiey/Downloads/Lengua2'#$Lengua2.C105]" office:value-type="float" office:value="0" calcext:value-type="float">
            <text:p>0</text:p>
          </table:table-cell>
          <table:table-cell table:style-name="ce16" table:formula="of:=['file:///Users/robertozariquiey/Downloads/Lengua2'#$Lengua2.C106]" office:value-type="float" office:value="0" calcext:value-type="float">
            <text:p>0</text:p>
          </table:table-cell>
          <table:table-cell table:style-name="ce16" table:formula="of:=['file:///Users/robertozariquiey/Downloads/Lengua2'#$Lengua2.C107]" office:value-type="float" office:value="0" calcext:value-type="float">
            <text:p>0</text:p>
          </table:table-cell>
          <table:table-cell table:style-name="ce16" table:formula="of:=['file:///Users/robertozariquiey/Downloads/Lengua2'#$Lengua2.C108]" office:value-type="float" office:value="0" calcext:value-type="float">
            <text:p>0</text:p>
          </table:table-cell>
          <table:table-cell table:style-name="ce16" table:formula="of:=['file:///Users/robertozariquiey/Downloads/Lengua2'#$Lengua2.C109]" office:value-type="float" office:value="0" calcext:value-type="float">
            <text:p>0</text:p>
          </table:table-cell>
          <table:table-cell table:style-name="ce16" table:formula="of:=['file:///Users/robertozariquiey/Downloads/Lengua2'#$Lengua2.C110]" office:value-type="float" office:value="0" calcext:value-type="float">
            <text:p>0</text:p>
          </table:table-cell>
          <table:table-cell table:style-name="ce16" table:formula="of:=['file:///Users/robertozariquiey/Downloads/Lengua2'#$Lengua2.C111]" office:value-type="float" office:value="0" calcext:value-type="float">
            <text:p>0</text:p>
          </table:table-cell>
          <table:table-cell table:style-name="ce16" table:formula="of:=['file:///Users/robertozariquiey/Downloads/Lengua2'#$Lengua2.C112]" office:value-type="float" office:value="0" calcext:value-type="float">
            <text:p>0</text:p>
          </table:table-cell>
          <table:table-cell table:style-name="ce16" table:formula="of:=['file:///Users/robertozariquiey/Downloads/Lengua2'#$Lengua2.C113]" office:value-type="float" office:value="0" calcext:value-type="float">
            <text:p>0</text:p>
          </table:table-cell>
          <table:table-cell table:style-name="ce16" table:formula="of:=['file:///Users/robertozariquiey/Downloads/Lengua2'#$Lengua2.C114]" office:value-type="float" office:value="0" calcext:value-type="float">
            <text:p>0</text:p>
          </table:table-cell>
          <table:table-cell table:style-name="ce16" table:formula="of:=['file:///Users/robertozariquiey/Downloads/Lengua2'#$Lengua2.C115]" office:value-type="float" office:value="0" calcext:value-type="float">
            <text:p>0</text:p>
          </table:table-cell>
          <table:table-cell table:style-name="ce16" table:formula="of:=['file:///Users/robertozariquiey/Downloads/Lengua2'#$Lengua2.C116]" office:value-type="float" office:value="0" calcext:value-type="float">
            <text:p>0</text:p>
          </table:table-cell>
          <table:table-cell table:style-name="ce16" table:formula="of:=['file:///Users/robertozariquiey/Downloads/Lengua2'#$Lengua2.C117]" office:value-type="float" office:value="0" calcext:value-type="float">
            <text:p>0</text:p>
          </table:table-cell>
          <table:table-cell table:style-name="ce16" table:formula="of:=['file:///Users/robertozariquiey/Downloads/Lengua2'#$Lengua2.C118]" office:value-type="float" office:value="0" calcext:value-type="float">
            <text:p>0</text:p>
          </table:table-cell>
          <table:table-cell table:style-name="ce16" table:formula="of:=['file:///Users/robertozariquiey/Downloads/Lengua2'#$Lengua2.C119]" office:value-type="float" office:value="0" calcext:value-type="float">
            <text:p>0</text:p>
          </table:table-cell>
          <table:table-cell table:style-name="ce16" table:formula="of:=['file:///Users/robertozariquiey/Downloads/Lengua2'#$Lengua2.C120]" office:value-type="float" office:value="0" calcext:value-type="float">
            <text:p>0</text:p>
          </table:table-cell>
          <table:table-cell table:style-name="ce16" table:formula="of:=['file:///Users/robertozariquiey/Downloads/Lengua2'#$Lengua2.C121]" office:value-type="float" office:value="0" calcext:value-type="float">
            <text:p>0</text:p>
          </table:table-cell>
          <table:table-cell table:style-name="ce16" table:formula="of:=['file:///Users/robertozariquiey/Downloads/Lengua2'#$Lengua2.C122]" office:value-type="float" office:value="0" calcext:value-type="float">
            <text:p>0</text:p>
          </table:table-cell>
          <table:table-cell table:style-name="ce16" table:formula="of:=['file:///Users/robertozariquiey/Downloads/Lengua2'#$Lengua2.C123]" office:value-type="float" office:value="0" calcext:value-type="float">
            <text:p>0</text:p>
          </table:table-cell>
          <table:table-cell table:style-name="ce16" table:formula="of:=['file:///Users/robertozariquiey/Downloads/Lengua2'#$Lengua2.C124]" office:value-type="float" office:value="0" calcext:value-type="float">
            <text:p>0</text:p>
          </table:table-cell>
          <table:table-cell table:style-name="ce16" table:formula="of:=['file:///Users/robertozariquiey/Downloads/Lengua2'#$Lengua2.C125]" office:value-type="float" office:value="0" calcext:value-type="float">
            <text:p>0</text:p>
          </table:table-cell>
          <table:table-cell table:style-name="ce16" table:formula="of:=['file:///Users/robertozariquiey/Downloads/Lengua2'#$Lengua2.C126]" office:value-type="float" office:value="0" calcext:value-type="float">
            <text:p>0</text:p>
          </table:table-cell>
          <table:table-cell table:style-name="ce16" table:formula="of:=['file:///Users/robertozariquiey/Downloads/Lengua2'#$Lengua2.C127]" office:value-type="float" office:value="0" calcext:value-type="float">
            <text:p>0</text:p>
          </table:table-cell>
          <table:table-cell table:style-name="ce16" table:formula="of:=['file:///Users/robertozariquiey/Downloads/Lengua2'#$Lengua2.C128]" office:value-type="float" office:value="0" calcext:value-type="float">
            <text:p>0</text:p>
          </table:table-cell>
          <table:table-cell table:style-name="ce16" table:formula="of:=['file:///Users/robertozariquiey/Downloads/Lengua2'#$Lengua2.C129]" office:value-type="float" office:value="0" calcext:value-type="float">
            <text:p>0</text:p>
          </table:table-cell>
          <table:table-cell table:style-name="ce16" table:formula="of:=['file:///Users/robertozariquiey/Downloads/Lengua2'#$Lengua2.C130]" office:value-type="float" office:value="0" calcext:value-type="float">
            <text:p>0</text:p>
          </table:table-cell>
          <table:table-cell table:style-name="ce16" table:formula="of:=['file:///Users/robertozariquiey/Downloads/Lengua2'#$Lengua2.C131]" office:value-type="float" office:value="0" calcext:value-type="float">
            <text:p>0</text:p>
          </table:table-cell>
          <table:table-cell table:style-name="ce16" table:formula="of:=['file:///Users/robertozariquiey/Downloads/Lengua2'#$Lengua2.C132]" office:value-type="float" office:value="0" calcext:value-type="float">
            <text:p>0</text:p>
          </table:table-cell>
          <table:table-cell table:style-name="ce16" table:formula="of:=['file:///Users/robertozariquiey/Downloads/Lengua2'#$Lengua2.C133]" office:value-type="float" office:value="0" calcext:value-type="float">
            <text:p>0</text:p>
          </table:table-cell>
          <table:table-cell table:style-name="ce16" table:formula="of:=['file:///Users/robertozariquiey/Downloads/Lengua2'#$Lengua2.C134]" office:value-type="float" office:value="0" calcext:value-type="float">
            <text:p>0</text:p>
          </table:table-cell>
          <table:table-cell table:style-name="ce16" table:formula="of:=['file:///Users/robertozariquiey/Downloads/Lengua2'#$Lengua2.C135]" office:value-type="float" office:value="0" calcext:value-type="float">
            <text:p>0</text:p>
          </table:table-cell>
          <table:table-cell table:style-name="ce16" table:formula="of:=['file:///Users/robertozariquiey/Downloads/Lengua2'#$Lengua2.C136]" office:value-type="float" office:value="0" calcext:value-type="float">
            <text:p>0</text:p>
          </table:table-cell>
          <table:table-cell table:style-name="ce16" table:formula="of:=['file:///Users/robertozariquiey/Downloads/Lengua2'#$Lengua2.C137]" office:value-type="float" office:value="0" calcext:value-type="float">
            <text:p>0</text:p>
          </table:table-cell>
          <table:table-cell table:style-name="ce16" table:formula="of:=['file:///Users/robertozariquiey/Downloads/Lengua2'#$Lengua2.C138]" office:value-type="float" office:value="0" calcext:value-type="float">
            <text:p>0</text:p>
          </table:table-cell>
          <table:table-cell table:style-name="ce16" table:formula="of:=['file:///Users/robertozariquiey/Downloads/Lengua2'#$Lengua2.C139]" office:value-type="float" office:value="0" calcext:value-type="float">
            <text:p>0</text:p>
          </table:table-cell>
          <table:table-cell table:style-name="ce16" table:formula="of:=['file:///Users/robertozariquiey/Downloads/Lengua2'#$Lengua2.C140]" office:value-type="float" office:value="0" calcext:value-type="float">
            <text:p>0</text:p>
          </table:table-cell>
          <table:table-cell table:style-name="ce16" table:formula="of:=['file:///Users/robertozariquiey/Downloads/Lengua2'#$Lengua2.C141]" office:value-type="float" office:value="0" calcext:value-type="float">
            <text:p>0</text:p>
          </table:table-cell>
          <table:table-cell table:style-name="ce16" table:formula="of:=['file:///Users/robertozariquiey/Downloads/Lengua2'#$Lengua2.C142]" office:value-type="float" office:value="0" calcext:value-type="float">
            <text:p>0</text:p>
          </table:table-cell>
          <table:table-cell table:style-name="ce16" table:formula="of:=['file:///Users/robertozariquiey/Downloads/Lengua2'#$Lengua2.C143]" office:value-type="float" office:value="0" calcext:value-type="float">
            <text:p>0</text:p>
          </table:table-cell>
          <table:table-cell table:style-name="ce16" table:formula="of:=['file:///Users/robertozariquiey/Downloads/Lengua2'#$Lengua2.C144]" office:value-type="float" office:value="0" calcext:value-type="float">
            <text:p>0</text:p>
          </table:table-cell>
          <table:table-cell table:style-name="ce16" table:formula="of:=['file:///Users/robertozariquiey/Downloads/Lengua2'#$Lengua2.C145]" office:value-type="float" office:value="0" calcext:value-type="float">
            <text:p>0</text:p>
          </table:table-cell>
          <table:table-cell table:style-name="ce16" table:formula="of:=['file:///Users/robertozariquiey/Downloads/Lengua2'#$Lengua2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3</text:p>
          </table:table-cell>
          <table:table-cell table:style-name="ce28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4</text:p>
          </table:table-cell>
          <table:table-cell table:style-name="ce28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5</text:p>
          </table:table-cell>
          <table:table-cell table:style-name="ce28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6</text:p>
          </table:table-cell>
          <table:table-cell table:style-name="ce28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7</text:p>
          </table:table-cell>
          <table:table-cell table:style-name="ce28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8</text:p>
          </table:table-cell>
          <table:table-cell table:style-name="ce28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9</text:p>
          </table:table-cell>
          <table:table-cell table:style-name="ce28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10</text:p>
          </table:table-cell>
          <table:table-cell table:style-name="ce28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11</text:p>
          </table:table-cell>
          <table:table-cell table:style-name="ce28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12</text:p>
          </table:table-cell>
          <table:table-cell table:style-name="ce28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13</text:p>
          </table:table-cell>
          <table:table-cell table:style-name="ce28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14</text:p>
          </table:table-cell>
          <table:table-cell table:style-name="ce28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15</text:p>
          </table:table-cell>
          <table:table-cell table:style-name="ce28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16</text:p>
          </table:table-cell>
          <table:table-cell table:style-name="ce28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17</text:p>
          </table:table-cell>
          <table:table-cell table:style-name="ce28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18</text:p>
          </table:table-cell>
          <table:table-cell table:style-name="ce28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19</text:p>
          </table:table-cell>
          <table:table-cell table:style-name="ce28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20</text:p>
          </table:table-cell>
          <table:table-cell table:style-name="ce28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21</text:p>
          </table:table-cell>
          <table:table-cell table:style-name="ce28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22</text:p>
          </table:table-cell>
          <table:table-cell table:style-name="ce28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23</text:p>
          </table:table-cell>
          <table:table-cell table:style-name="ce28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24</text:p>
          </table:table-cell>
          <table:table-cell table:style-name="ce28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25</text:p>
          </table:table-cell>
          <table:table-cell table:style-name="ce28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26</text:p>
          </table:table-cell>
          <table:table-cell table:style-name="ce28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27</text:p>
          </table:table-cell>
          <table:table-cell table:style-name="ce28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28</text:p>
          </table:table-cell>
          <table:table-cell table:style-name="ce28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29</text:p>
          </table:table-cell>
          <table:table-cell table:style-name="ce28"/>
          <table:table-cell table:style-name="ce16" table:number-columns-repeated="134"/>
          <table:table-cell table:number-columns-repeated="16248"/>
        </table:table-row>
        <table:table-row table:style-name="ro1">
          <table:table-cell table:style-name="ce16" office:value-type="string" calcext:value-type="string">
            <text:p>Lengua30</text:p>
          </table:table-cell>
          <table:table-cell table:style-name="ce28"/>
          <table:table-cell table:style-name="ce16" table:number-columns-repeated="134"/>
          <table:table-cell table:number-columns-repeated="16248"/>
        </table:table-row>
        <table:table-row table:style-name="ro1" table:number-rows-repeated="200">
          <table:table-cell/>
          <table:table-cell table:style-name="ce27"/>
          <table:table-cell table:number-columns-repeated="16382"/>
        </table:table-row>
        <table:table-row table:style-name="ro9" table:number-rows-repeated="1048344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datos desplegables" table:style-name="ta6"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17" office:value-type="string" calcext:value-type="string">
            <text:p>nombre del compilador</text:p>
          </table:table-cell>
          <table:table-cell table:style-name="ce17" office:value-type="string" calcext:value-type="string">
            <text:p>estado de obsolescencia</text:p>
          </table:table-cell>
          <table:table-cell table:style-name="ce17" office:value-type="string" calcext:value-type="string">
            <text:p>país</text:p>
          </table:table-cell>
          <table:table-cell table:style-name="ce17" office:value-type="string" calcext:value-type="string">
            <text:p>región</text:p>
          </table:table-cell>
          <table:table-cell table:style-name="ce17" office:value-type="string" calcext:value-type="string">
            <text:p>Respuestas</text:p>
          </table:table-cell>
          <table:table-cell table:number-columns-repeated="16378"/>
        </table:table-row>
        <table:table-row table:style-name="ro1">
          <table:table-cell/>
          <table:table-cell table:style-name="ce17" office:value-type="string" calcext:value-type="string">
            <text:p>Zariquiey, Roberto</text:p>
          </table:table-cell>
          <table:table-cell table:style-name="ce17" office:value-type="string" calcext:value-type="string">
            <text:p>vulnerable</text:p>
          </table:table-cell>
          <table:table-cell/>
          <table:table-cell table:style-name="ce17" office:value-type="string" calcext:value-type="string">
            <text:p>Sudamérica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17" office:value-type="string" calcext:value-type="string">
            <text:p>Barrientos, Carlos</text:p>
          </table:table-cell>
          <table:table-cell table:style-name="ce17" office:value-type="string" calcext:value-type="string">
            <text:p>en peligro</text:p>
          </table:table-cell>
          <table:table-cell/>
          <table:table-cell table:style-name="ce17" office:value-type="string" calcext:value-type="string">
            <text:p>Centroamérica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table:style-name="ce17" office:value-type="string" calcext:value-type="string">
            <text:p>Ingunza, Adriano</text:p>
          </table:table-cell>
          <table:table-cell table:style-name="ce17" office:value-type="string" calcext:value-type="string">
            <text:p>segura</text:p>
          </table:table-cell>
          <table:table-cell table:number-columns-repeated="16381"/>
        </table:table-row>
        <table:table-row table:style-name="ro1">
          <table:table-cell/>
          <table:table-cell table:style-name="ce17" office:value-type="string" calcext:value-type="string">
            <text:p>Blum, Frederic</text:p>
          </table:table-cell>
          <table:table-cell table:number-columns-repeated="16382"/>
        </table:table-row>
        <table:table-row table:style-name="ro1" table:number-rows-repeated="994">
          <table:table-cell table:number-columns-repeated="16384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Número de distinciones formales (léxicas/morfológicas) en la segunda persona (género, número, politeness, etc.)" table:display="true" table:show-details="true"/>
                <table:data-pilot-member table:name="Número de distinciones formales (léxicas/morfológicas) en la tercera persona (género, número, obviativo-proximativo, etc.)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contar el número total de formas pronominales correspondientes (no contar las variaciones de caso asociadas a los pronombres) y codificar un número natural. Si no existe ninguna forma, indicar 0 y dejar la columna de certeza en blanco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3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 number:decimal-places="1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Hoja1" style:display-name="PageStyle_Hoj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a_20_dinámica_20_1" style:display-name="PageStyle_Tabla dinámica 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tadata" style:display-name="PageStyle_Metadat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stionario_20_complejidad_20_morfol" style:display-name="PageStyle_Cuestionario complejidad morfo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os_20_desplegables" style:display-name="PageStyle_datos desplegabl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1T21:56:18</meta:creation-date>
    <meta:document-statistic meta:table-count="6" meta:cell-count="734" meta:object-count="0"/>
    <meta:generator>LibreOffice/7.5.0.3$MacOSX_X86_64 LibreOffice_project/c21113d003cd3efa8c53188764377a8272d9d6de</meta:generator>
  </office:meta>
</office:document-meta>
</file>